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Heading_20_1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margin-top="0cm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Heading_20_1">
      <style:paragraph-properties fo:break-before="auto" fo:line-height="115%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style:writing-mode="lr-tb"/>
    </style:style>
    <style:style style:name="P9" style:family="paragraph" style:parent-style-name="Heading_20_1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P11" style:family="paragraph" style:parent-style-name="Heading_20_1">
      <style:paragraph-properties fo:break-before="auto" fo:line-height="115%" style:writing-mode="lr-tb"/>
    </style:style>
    <style:style style:name="P12" style:family="paragraph" style:parent-style-name="Heading_20_1">
      <style:paragraph-properties fo:break-before="auto" fo:line-height="115%" fo:margin-top="0cm" style:writing-mode="lr-tb"/>
    </style:style>
    <style:style style:name="T12_1" style:family="text"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margin-top="0cm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/>
    </style:style>
    <style:style style:name="T13_2" style:family="text">
      <style:text-properties style:font-name="Arial" fo:font-size="11pt" style:font-name-asian="Arial" style:font-size-asian="11pt" style:font-name-complex="Arial" style:font-size-complex="11pt"/>
    </style:style>
    <style:style style:name="T13_3" style:family="text">
      <style:text-properties style:font-name="Arial" fo:font-size="11pt" style:font-name-asian="Arial" style:font-size-asian="11pt" style:font-name-complex="Arial" style:font-size-complex="11pt"/>
    </style:style>
    <style:style style:name="T13_4" style:family="text">
      <style:text-properties style:font-name="Arial" fo:font-size="11pt" style:font-name-asian="Arial" style:font-size-asian="11pt" style:font-name-complex="Arial" style:font-size-complex="11pt"/>
    </style:style>
    <style:style style:name="T13_5" style:family="text">
      <style:text-properties style:font-name="Arial" fo:font-size="11pt" style:font-name-asian="Arial" style:font-size-asian="11pt" style:font-name-complex="Arial" style:font-size-complex="11pt"/>
    </style:style>
    <style:style style:name="T13_6" style:family="text"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margin-top="0cm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margin-top="0cm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style:writing-mode="lr-tb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style:writing-mode="lr-tb"/>
    </style:style>
    <style:style style:name="P18" style:family="paragraph" style:parent-style-name="Heading_20_1">
      <style:paragraph-properties fo:break-before="auto" fo:line-height="115%" style:writing-mode="lr-tb"/>
    </style:style>
    <style:style style:name="P19" style:family="paragraph" style:parent-style-name="Heading_20_1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P26" style:family="paragraph" style:parent-style-name="Heading_20_4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>
      <style:text-properties fo:font-weight="bold" style:font-weight-asian="bold" style:font-weight-complex="bold"/>
    </style:style>
    <style:style style:name="T27_20" style:family="text">
      <style:text-properties fo:font-weight="bold" style:font-weight-asian="bold" style:font-weight-complex="bold"/>
    </style:style>
    <style:style style:name="T27_21" style:family="text">
      <style:text-properties fo:font-weight="bold" style:font-weight-asian="bold" style:font-weight-complex="bold"/>
    </style:style>
    <style:style style:name="T27_22" style:family="text">
      <style:text-properties fo:font-weight="bold" style:font-weight-asian="bold" style:font-weight-complex="bold"/>
    </style:style>
    <style:style style:name="T27_23" style:family="text">
      <style:text-properties fo:font-weight="bold" style:font-weight-asian="bold" style:font-weight-complex="bold"/>
    </style:style>
    <style:style style:name="T27_24" style:family="text"/>
    <style:style style:name="T27_25" style:family="text"/>
    <style:style style:name="T27_2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Heading_20_4">
      <style:paragraph-properties fo:break-before="auto" fo:line-height="115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>
      <style:text-properties fo:font-weight="bold" style:font-weight-asian="bold" style:font-weight-complex="bold"/>
    </style:style>
    <style:style style:name="T30_42" style:family="text">
      <style:text-properties fo:font-weight="bold" style:font-weight-asian="bold" style:font-weight-complex="bold"/>
    </style:style>
    <style:style style:name="T30_43" style:family="text">
      <style:text-properties fo:font-weight="bold" style:font-weight-asian="bold" style:font-weight-complex="bold"/>
    </style:style>
    <style:style style:name="T30_44" style:family="text">
      <style:text-properties fo:font-weight="bold" style:font-weight-asian="bold" style:font-weight-complex="bold"/>
    </style:style>
    <style:style style:name="T30_45" style:family="text">
      <style:text-properties fo:font-weight="bold" style:font-weight-asian="bold" style:font-weight-complex="bold"/>
    </style:style>
    <style:style style:name="T30_46" style:family="text">
      <style:text-properties fo:font-weight="bold" style:font-weight-asian="bold" style:font-weight-complex="bold"/>
    </style:style>
    <style:style style:name="T30_47" style:family="text">
      <style:text-properties fo:font-weight="bold" style:font-weight-asian="bold" style:font-weight-complex="bold"/>
    </style:style>
    <style:style style:name="T30_4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4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T33_18" style:family="text">
      <style:text-properties fo:font-weight="bold" style:font-weight-asian="bold" style:font-weight-complex="bold"/>
    </style:style>
    <style:style style:name="T33_19" style:family="text">
      <style:text-properties fo:font-weight="bold" style:font-weight-asian="bold" style:font-weight-complex="bold"/>
    </style:style>
    <style:style style:name="T33_20" style:family="text">
      <style:text-properties fo:font-weight="bold" style:font-weight-asian="bold" style:font-weight-complex="bold"/>
    </style:style>
    <style:style style:name="T33_21" style:family="text">
      <style:text-properties fo:font-weight="bold" style:font-weight-asian="bold" style:font-weight-complex="bold"/>
    </style:style>
    <style:style style:name="T33_22" style:family="text">
      <style:text-properties fo:font-weight="bold" style:font-weight-asian="bold" style:font-weight-complex="bold"/>
    </style:style>
    <style:style style:name="T33_23" style:family="text">
      <style:text-properties fo:font-weight="bold" style:font-weight-asian="bold" style:font-weight-complex="bold"/>
    </style:style>
    <style:style style:name="T33_24" style:family="text">
      <style:text-properties fo:font-weight="bold" style:font-weight-asian="bold" style:font-weight-complex="bold"/>
    </style:style>
    <style:style style:name="T33_25" style:family="text">
      <style:text-properties fo:font-weight="bold" style:font-weight-asian="bold" style:font-weight-complex="bold"/>
    </style:style>
    <style:style style:name="T33_26" style:family="text">
      <style:text-properties fo:font-weight="bold" style:font-weight-asian="bold" style:font-weight-complex="bold"/>
    </style:style>
    <style:style style:name="T33_27" style:family="text">
      <style:text-properties fo:font-weight="bold" style:font-weight-asian="bold" style:font-weight-complex="bold"/>
    </style:style>
    <style:style style:name="T33_28" style:family="text">
      <style:text-properties fo:font-weight="bold" style:font-weight-asian="bold" style:font-weight-complex="bold"/>
    </style:style>
    <style:style style:name="T33_29" style:family="text">
      <style:text-properties fo:font-weight="bold" style:font-weight-asian="bold" style:font-weight-complex="bold"/>
    </style:style>
    <style:style style:name="T33_30" style:family="text">
      <style:text-properties fo:font-weight="bold" style:font-weight-asian="bold" style:font-weight-complex="bold"/>
    </style:style>
    <style:style style:name="T33_31" style:family="text">
      <style:text-properties fo:font-weight="bold" style:font-weight-asian="bold" style:font-weight-complex="bold"/>
    </style:style>
    <style:style style:name="T33_32" style:family="text">
      <style:text-properties fo:font-weight="bold" style:font-weight-asian="bold" style:font-weight-complex="bold"/>
    </style:style>
    <style:style style:name="T33_33" style:family="text">
      <style:text-properties fo:font-weight="bold" style:font-weight-asian="bold" style:font-weight-complex="bold"/>
    </style:style>
    <style:style style:name="T33_34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>
      <style:text-properties fo:font-weight="bold" style:font-weight-asian="bold" style:font-weight-complex="bold"/>
    </style:style>
    <style:style style:name="T36_13" style:family="text">
      <style:text-properties fo:font-weight="bold" style:font-weight-asian="bold" style:font-weight-complex="bold"/>
    </style:style>
    <style:style style:name="T36_14" style:family="text">
      <style:text-properties fo:font-weight="bold" style:font-weight-asian="bold" style:font-weight-complex="bold"/>
    </style:style>
    <style:style style:name="T36_15" style:family="text">
      <style:text-properties fo:font-weight="bold" style:font-weight-asian="bold" style:font-weight-complex="bold"/>
    </style:style>
    <style:style style:name="T36_16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>
      <style:text-properties fo:font-weight="bold" style:font-weight-asian="bold" style:font-weight-complex="bold"/>
    </style:style>
    <style:style style:name="T48_26" style:family="text">
      <style:text-properties fo:font-weight="bold" style:font-weight-asian="bold" style:font-weight-complex="bold"/>
    </style:style>
    <style:style style:name="T48_27" style:family="text">
      <style:text-properties fo:font-weight="bold" style:font-weight-asian="bold" style:font-weight-complex="bold"/>
    </style:style>
    <style:style style:name="T48_28" style:family="text">
      <style:text-properties fo:font-weight="bold" style:font-weight-asian="bold" style:font-weight-complex="bold"/>
    </style:style>
    <style:style style:name="T48_29" style:family="text">
      <style:text-properties fo:font-weight="bold" style:font-weight-asian="bold" style:font-weight-complex="bold"/>
    </style:style>
    <style:style style:name="T48_30" style:family="text">
      <style:text-properties fo:font-weight="bold" style:font-weight-asian="bold" style:font-weight-complex="bold"/>
    </style:style>
    <style:style style:name="T48_31" style:family="text">
      <style:text-properties fo:font-weight="bold" style:font-weight-asian="bold" style:font-weight-complex="bold"/>
    </style:style>
    <style:style style:name="T48_32" style:family="text">
      <style:text-properties fo:font-weight="bold" style:font-weight-asian="bold" style:font-weight-complex="bold"/>
    </style:style>
    <style:style style:name="T48_33" style:family="text"/>
    <style:style style:name="T48_3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>
      <style:text-properties fo:font-weight="bold" style:font-weight-asian="bold" style:font-weight-complex="bold"/>
    </style:style>
    <style:style style:name="T50_36" style:family="text">
      <style:text-properties fo:font-weight="bold" style:font-weight-asian="bold" style:font-weight-complex="bold"/>
    </style:style>
    <style:style style:name="T50_37" style:family="text">
      <style:text-properties fo:font-weight="bold" style:font-weight-asian="bold" style:font-weight-complex="bold"/>
    </style:style>
    <style:style style:name="T50_38" style:family="text">
      <style:text-properties fo:font-weight="bold" style:font-weight-asian="bold" style:font-weight-complex="bold"/>
    </style:style>
    <style:style style:name="T50_39" style:family="text">
      <style:text-properties fo:font-weight="bold" style:font-weight-asian="bold" style:font-weight-complex="bold"/>
    </style:style>
    <style:style style:name="T50_40" style:family="text">
      <style:text-properties fo:font-weight="bold" style:font-weight-asian="bold" style:font-weight-complex="bold"/>
    </style:style>
    <style:style style:name="T50_41" style:family="text">
      <style:text-properties fo:font-weight="bold" style:font-weight-asian="bold" style:font-weight-complex="bold"/>
    </style:style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>
      <style:text-properties fo:font-weight="bold" style:font-weight-asian="bold" style:font-weight-complex="bold"/>
    </style:style>
    <style:style style:name="T50_74" style:family="text">
      <style:text-properties fo:font-weight="bold" style:font-weight-asian="bold" style:font-weight-complex="bold"/>
    </style:style>
    <style:style style:name="T50_75" style:family="text">
      <style:text-properties fo:font-weight="bold" style:font-weight-asian="bold" style:font-weight-complex="bold"/>
    </style:style>
    <style:style style:name="T50_76" style:family="text">
      <style:text-properties fo:font-weight="bold" style:font-weight-asian="bold" style:font-weight-complex="bold"/>
    </style:style>
    <style:style style:name="T50_77" style:family="text">
      <style:text-properties fo:font-weight="bold" style:font-weight-asian="bold" style:font-weight-complex="bold"/>
    </style:style>
    <style:style style:name="T50_78" style:family="text">
      <style:text-properties fo:font-weight="bold" style:font-weight-asian="bold" style:font-weight-complex="bold"/>
    </style:style>
    <style:style style:name="T50_79" style:family="text">
      <style:text-properties fo:font-weight="bold" style:font-weight-asian="bold" style:font-weight-complex="bold"/>
    </style:style>
    <style:style style:name="T50_80" style:family="text"/>
    <style:style style:name="T50_81" style:family="text"/>
    <style:style style:name="T50_82" style:family="text"/>
    <style:style style:name="P51" style:family="paragraph" style:parent-style-name="Heading_20_4">
      <style:paragraph-properties fo:break-before="auto" fo:line-height="115%" style:writing-mode="lr-tb"/>
    </style:style>
    <style:style style:name="T51_1" style:family="text">
      <style:text-properties fo:color="#1155cc" fo:font-size="16pt" style:font-size-asian="16pt" style:font-size-complex="16pt" style:text-underline-style="none"/>
    </style:style>
    <style:style style:name="T51_2" style:family="text">
      <style:text-properties fo:color="#1155cc" fo:font-size="16pt" style:font-size-asian="16pt" style:font-size-complex="16pt" style:text-underline-style="none"/>
    </style:style>
    <style:style style:name="T51_3" style:family="text">
      <style:text-properties fo:color="#1155cc" fo:font-size="16pt" style:font-size-asian="16pt" style:font-size-complex="16pt" style:text-underline-style="none"/>
    </style:style>
    <style:style style:name="T51_4" style:family="text">
      <style:text-properties fo:color="#1155cc" fo:font-size="16pt" style:font-size-asian="16pt" style:font-size-complex="16pt" style:text-underline-style="none"/>
    </style:style>
    <style:style style:name="T51_5" style:family="text">
      <style:text-properties fo:color="#1155cc" fo:font-size="16pt" style:font-size-asian="16pt" style:font-size-complex="16pt" style:text-underline-style="none"/>
    </style:style>
    <style:style style:name="T51_6" style:family="text">
      <style:text-properties fo:color="#1155cc" fo:font-size="16pt" style:font-size-asian="16pt" style:font-size-complex="16pt" style:text-underline-style="none"/>
    </style:style>
    <style:style style:name="P52" style:family="paragraph" style:parent-style-name="Heading_20_4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Heading_20_4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Heading_20_4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4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 style:parent-style-name="Standard"/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T70_22" style:family="text">
      <style:text-properties fo:font-size="10pt" style:font-size-asian="10pt" style:font-size-complex="10pt"/>
    </style:style>
    <style:style style:name="T70_23" style:family="text">
      <style:text-properties fo:font-size="10pt" style:font-size-asian="10pt" style:font-size-complex="10pt"/>
    </style:style>
    <style:style style:name="T70_24" style:family="text">
      <style:text-properties fo:font-size="10pt" style:font-size-asian="10pt" style:font-size-complex="10pt"/>
    </style:style>
    <style:style style:name="T70_25" style:family="text">
      <style:text-properties fo:font-size="10pt" style:font-size-asian="10pt" style:font-size-complex="10pt"/>
    </style:style>
    <style:style style:name="T70_26" style:family="text">
      <style:text-properties fo:font-size="10pt" style:font-size-asian="10pt" style:font-size-complex="10pt"/>
    </style:style>
    <style:style style:name="T70_27" style:family="text">
      <style:text-properties fo:font-size="10pt" style:font-size-asian="10pt" style:font-size-complex="10pt"/>
    </style:style>
    <style:style style:name="T70_28" style:family="text"/>
    <style:style style:name="T70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0" style:family="text"/>
    <style:style style:name="T70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2" style:family="text"/>
    <style:style style:name="T70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4" style:family="text"/>
    <style:style style:name="T70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6" style:family="text"/>
    <style:style style:name="T70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8" style:family="text"/>
    <style:style style:name="T70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40" style:family="text"/>
    <style:style style:name="T70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42" style:family="text"/>
    <style:style style:name="T70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44" style:family="text"/>
    <style:style style:name="T70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46" style:family="text"/>
    <style:style style:name="T70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48" style:family="text"/>
    <style:style style:name="T70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50" style:family="text"/>
    <style:style style:name="T70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52" style:family="text"/>
    <style:style style:name="T70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P7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4<text:s/></text:span><text:span text:style-name="T6_3">Dokument</text:span><text:span text:style-name="T6_4"><text:s/></text:span><text:span text:style-name="T6_5">Klassifikation</text:span><text:span text:style-name="T6_6"><text:s/>/<text:s/></text:span><text:span text:style-name="T6_7">Spam</text:span><text:span text:style-name="T6_8"><text:s/></text:span><text:span text:style-name="T6_9">Filter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4.</text:span></text:p>
      <text:p text:style-name="P24"/>
      <text:h text:style-name="P25" text:outline-level="10"><text:bookmark-start text:name="h.6mhjjkg62tbb"/><text:bookmark-end text:name="h.6mhjjkg62tbb"/><text:span text:style-name="T25_1">2<text:s/></text:span><text:span text:style-name="T25_2">Durchführung</text:span></text:h>
      <text:h text:style-name="P26" text:outline-level="10"><text:bookmark-start text:name="h.s8q0w7pa63wd"/><text:bookmark-end text:name="h.s8q0w7pa63wd"/><text:span text:style-name="T26_1">2.1<text:s/></text:span><text:span text:style-name="T26_2">Implementierung</text:span></text:h>
      <text:p text:style-name="P27"><text:span text:style-name="T27_1">Der</text:span><text:span text:style-name="T27_2"><text:s/></text:span><text:span text:style-name="T27_3">Naive</text:span><text:span text:style-name="T27_4"><text:s/></text:span><text:span text:style-name="T27_5">Bayes</text:span><text:span text:style-name="T27_6"><text:s/></text:span><text:span text:style-name="T27_7">Classifier</text:span><text:span text:style-name="T27_8"><text:s/></text:span><text:span text:style-name="T27_9">ist</text:span><text:span text:style-name="T27_10"><text:s/></text:span><text:span text:style-name="T27_11">in</text:span><text:span text:style-name="T27_12"><text:s/></text:span><text:span text:style-name="T27_13">der</text:span><text:span text:style-name="T27_14"><text:s/></text:span><text:span text:style-name="T27_15">Datei</text:span><text:span text:style-name="T27_16"><text:s/></text:span><text:span text:style-name="T27_17">Versuch</text:span><text:span text:style-name="T27_18">_4/</text:span><text:span text:style-name="T27_19">Program</text:span><text:span text:style-name="T27_20">/</text:span><text:span text:style-name="T27_21">docclass</text:span><text:span text:style-name="T27_22">.</text:span><text:span text:style-name="T27_23">py</text:span><text:span text:style-name="T27_24"><text:s/></text:span><text:span text:style-name="T27_25">implementiert</text:span><text:span text:style-name="T27_26">.</text:span></text:p>
      <text:p text:style-name="P28"/>
      <text:h text:style-name="P29" text:outline-level="10"><text:bookmark-start text:name="h.ms5unsx4zblw"/><text:bookmark-end text:name="h.ms5unsx4zblw"/><text:span text:style-name="T29_1">2.2<text:s/></text:span><text:span text:style-name="T29_2">Test</text:span></text:h>
      <text:p text:style-name="P30"><text:span text:style-name="T30_1">Eine</text:span><text:span text:style-name="T30_2"><text:s/></text:span><text:span text:style-name="T30_3">Implementierung</text:span><text:span text:style-name="T30_4"><text:s/></text:span><text:span text:style-name="T30_5">eines</text:span><text:span text:style-name="T30_6"><text:s/></text:span><text:span text:style-name="T30_7">einfachen</text:span><text:span text:style-name="T30_8"><text:s/></text:span><text:span text:style-name="T30_9">Spam</text:span><text:span text:style-name="T30_10">-</text:span><text:span text:style-name="T30_11">Classifiers</text:span><text:span text:style-name="T30_12"><text:s/></text:span><text:span text:style-name="T30_13">nach</text:span><text:span text:style-name="T30_14"><text:s/></text:span><text:span text:style-name="T30_15">dem</text:span><text:span text:style-name="T30_16"><text:s/></text:span><text:span text:style-name="T30_17">Skript</text:span><text:span text:style-name="T30_18"><text:s/></text:span><text:span text:style-name="T30_19">aus</text:span><text:span text:style-name="T30_20"><text:s/></text:span><text:span text:style-name="T30_21">der</text:span><text:span text:style-name="T30_22"><text:s/></text:span><text:span text:style-name="T30_23">Vorlesung</text:span><text:span text:style-name="T30_24"><text:s/></text:span><text:span text:style-name="T30_25">Einführung</text:span><text:span text:style-name="T30_26"><text:s/></text:span><text:span text:style-name="T30_27">Künstliche</text:span><text:span text:style-name="T30_28"><text:s/></text:span><text:span text:style-name="T30_29">Intelligenz</text:span><text:span text:style-name="T30_30"><text:s/></text:span><text:span text:style-name="T30_31">findet</text:span><text:span text:style-name="T30_32"><text:s/></text:span><text:span text:style-name="T30_33">sich</text:span><text:span text:style-name="T30_34"><text:s/></text:span><text:span text:style-name="T30_35">in</text:span><text:span text:style-name="T30_36"><text:s/></text:span><text:span text:style-name="T30_37">der</text:span><text:span text:style-name="T30_38"><text:s/></text:span><text:span text:style-name="T30_39">Datei</text:span><text:span text:style-name="T30_40"><text:s/></text:span><text:span text:style-name="T30_41">Versuch</text:span><text:span text:style-name="T30_42">_4/</text:span><text:span text:style-name="T30_43">Program</text:span><text:span text:style-name="T30_44">/</text:span><text:span text:style-name="T30_45">docclass</text:span><text:span text:style-name="T30_46">.</text:span><text:span text:style-name="T30_47">py</text:span><text:span text:style-name="T30_48">.</text:span></text:p>
      <text:p text:style-name="P31"/>
      <text:h text:style-name="P32" text:outline-level="10"><text:bookmark-start text:name="h.58knmsnyi5ll"/><text:bookmark-end text:name="h.58knmsnyi5ll"/><text:span text:style-name="T32_1">2.3<text:s/></text:span><text:span text:style-name="T32_2">Klassifikation</text:span><text:span text:style-name="T32_3"><text:s/></text:span><text:span text:style-name="T32_4">von</text:span><text:span text:style-name="T32_5"><text:s/></text:span><text:span text:style-name="T32_6">RSS</text:span><text:span text:style-name="T32_7"><text:s/></text:span><text:span text:style-name="T32_8">Newsfeeds</text:span></text:h>
      <text:p text:style-name="P33"><text:span text:style-name="T33_1">Nach</text:span><text:span text:style-name="T33_2"><text:s/></text:span><text:span text:style-name="T33_3">dem</text:span><text:span text:style-name="T33_4"><text:s/></text:span><text:span text:style-name="T33_5">Training</text:span><text:span text:style-name="T33_6"><text:s/></text:span><text:span text:style-name="T33_7">sollen</text:span><text:span text:style-name="T33_8"><text:s/></text:span><text:span text:style-name="T33_9">alle</text:span><text:span text:style-name="T33_10"><text:s/></text:span><text:span text:style-name="T33_11">Nachrichten</text:span><text:span text:style-name="T33_12"><text:s/></text:span><text:span text:style-name="T33_13">aus</text:span><text:span text:style-name="T33_14"><text:s/></text:span><text:span text:style-name="T33_15">der</text:span><text:span text:style-name="T33_16"><text:s/></text:span><text:span text:style-name="T33_17">Liste</text:span><text:span text:style-name="T33_18"><text:s/></text:span><text:span text:style-name="T33_19">test</text:span><text:span text:style-name="T33_20"><text:s/></text:span><text:span text:style-name="T33_21">vom</text:span><text:span text:style-name="T33_22"><text:s/></text:span><text:span text:style-name="T33_23">Naive</text:span><text:span text:style-name="T33_24"><text:s/></text:span><text:span text:style-name="T33_25">Bayes</text:span><text:span text:style-name="T33_26"><text:s/></text:span><text:span text:style-name="T33_27">Classifier</text:span><text:span text:style-name="T33_28"><text:s/></text:span><text:span text:style-name="T33_29">automatisch</text:span><text:span text:style-name="T33_30"><text:s/></text:span><text:span text:style-name="T33_31">klassifiziert</text:span><text:span text:style-name="T33_32"><text:s/></text:span><text:span text:style-name="T33_33">werden</text:span><text:span text:style-name="T33_34">.</text:span></text:p>
      <text:p text:style-name="P34"><text:span text:style-name="T34_1">Insgesamt</text:span><text:span text:style-name="T34_2"><text:s/></text:span><text:span text:style-name="T34_3">wurden</text:span><text:span text:style-name="T34_4"><text:s/>130<text:s/></text:span><text:span text:style-name="T34_5">Trainings</text:span><text:span text:style-name="T34_6">-</text:span><text:span text:style-name="T34_7">Samples</text:span><text:span text:style-name="T34_8"><text:s/></text:span><text:span text:style-name="T34_9">für</text:span><text:span text:style-name="T34_10"><text:s/></text:span><text:span text:style-name="T34_11">die</text:span><text:span text:style-name="T34_12"><text:s/></text:span><text:span text:style-name="T34_13">Kategorie</text:span><text:span text:style-name="T34_14"><text:s/></text:span><text:span text:style-name="T34_15">tech</text:span><text:span text:style-name="T34_16"><text:s/></text:span><text:span text:style-name="T34_17">und</text:span><text:span text:style-name="T34_18"><text:s/>103<text:s/></text:span><text:span text:style-name="T34_19">für</text:span><text:span text:style-name="T34_20"><text:s/></text:span><text:span text:style-name="T34_21">die</text:span><text:span text:style-name="T34_22"><text:s/></text:span><text:span text:style-name="T34_23">Kategorie</text:span><text:span text:style-name="T34_24"><text:s/></text:span><text:span text:style-name="T34_25">nontech</text:span><text:span text:style-name="T34_26"><text:s/></text:span><text:span text:style-name="T34_27">gelernt</text:span><text:span text:style-name="T34_28">.<text:s/></text:span><text:span text:style-name="T34_29">Anschließend</text:span><text:span text:style-name="T34_30"><text:s/></text:span><text:span text:style-name="T34_31">wurden</text:span><text:span text:style-name="T34_32"><text:s/>64<text:s/></text:span><text:span text:style-name="T34_33">Test</text:span><text:span text:style-name="T34_34">-</text:span><text:span text:style-name="T34_35">Samples</text:span><text:span text:style-name="T34_36"><text:s/></text:span><text:span text:style-name="T34_37">kategorisiert</text:span><text:span text:style-name="T34_38">.</text:span></text:p>
      <text:p text:style-name="P35"/>
      <text:p text:style-name="P36"><text:span text:style-name="T36_1">Beurteilen</text:span><text:span text:style-name="T36_2"><text:s/></text:span><text:span text:style-name="T36_3">und</text:span><text:span text:style-name="T36_4"><text:s/></text:span><text:span text:style-name="T36_5">diskutieren</text:span><text:span text:style-name="T36_6"><text:s/></text:span><text:span text:style-name="T36_7">Sie</text:span><text:span text:style-name="T36_8"><text:s/></text:span><text:span text:style-name="T36_9">die</text:span><text:span text:style-name="T36_10"><text:s/></text:span><text:span text:style-name="T36_11">Rate</text:span><text:span text:style-name="T36_12"><text:s/></text:span><text:span text:style-name="T36_13">korrekter</text:span><text:span text:style-name="T36_14"><text:s/></text:span><text:span text:style-name="T36_15">Zuweisungen</text:span><text:span text:style-name="T36_16">:</text:span></text:p>
      <text:p text:style-name="P37"><text:span text:style-name="T37_1">Der</text:span><text:span text:style-name="T37_2"><text:s/></text:span><text:span text:style-name="T37_3">Klassifizieren</text:span><text:span text:style-name="T37_4"><text:s/></text:span><text:span text:style-name="T37_5">hat</text:span><text:span text:style-name="T37_6"><text:s/></text:span><text:span text:style-name="T37_7">folgende</text:span><text:span text:style-name="T37_8"><text:s/></text:span><text:span text:style-name="T37_9">Einteilungen</text:span><text:span text:style-name="T37_10"><text:s/></text:span><text:span text:style-name="T37_11">vorgenommen</text:span><text:span text:style-name="T37_12">:</text:span></text:p>
      <text:p text:style-name="P38"><text:span text:style-name="T38_1">59<text:s/></text:span><text:span text:style-name="T38_2">Test</text:span><text:span text:style-name="T38_3">-</text:span><text:span text:style-name="T38_4">Samples</text:span><text:span text:style-name="T38_5"><text:s/></text:span><text:span text:style-name="T38_6">wurden</text:span><text:span text:style-name="T38_7"><text:s/></text:span><text:span text:style-name="T38_8">als</text:span><text:span text:style-name="T38_9"><text:s/></text:span><text:span text:style-name="T38_10">tech</text:span><text:span text:style-name="T38_11"><text:s/></text:span><text:span text:style-name="T38_12">kategorisiert</text:span><text:span text:style-name="T38_13">.<text:s/></text:span><text:span text:style-name="T38_14">Dies</text:span><text:span text:style-name="T38_15"><text:s/></text:span><text:span text:style-name="T38_16">entspricht</text:span><text:span text:style-name="T38_17"><text:s/></text:span><text:span text:style-name="T38_18">etwa</text:span><text:span text:style-name="T38_19"><text:s/>92,2%<text:s/></text:span><text:span text:style-name="T38_20">der</text:span><text:span text:style-name="T38_21"><text:s/></text:span><text:span text:style-name="T38_22">gesamten</text:span><text:span text:style-name="T38_23"><text:s/></text:span><text:span text:style-name="T38_24">Test</text:span><text:span text:style-name="T38_25">-</text:span><text:span text:style-name="T38_26">Menge</text:span><text:span text:style-name="T38_27">.<text:s/></text:span><text:span text:style-name="T38_28">Davon</text:span><text:span text:style-name="T38_29"><text:s/></text:span><text:span text:style-name="T38_30">waren</text:span><text:span text:style-name="T38_31"><text:s/>40<text:s/></text:span><text:span text:style-name="T38_32">wirklich</text:span><text:span text:style-name="T38_33"><text:s/></text:span><text:span text:style-name="T38_34">tech</text:span><text:span text:style-name="T38_35">-</text:span><text:span text:style-name="T38_36">feeds</text:span><text:span text:style-name="T38_37">,<text:s/></text:span><text:span text:style-name="T38_38">was</text:span><text:span text:style-name="T38_39"><text:s/></text:span><text:span text:style-name="T38_40">einer</text:span><text:span text:style-name="T38_41"><text:s/></text:span><text:span text:style-name="T38_42">Rate</text:span><text:span text:style-name="T38_43"><text:s/></text:span><text:span text:style-name="T38_44">von</text:span><text:span text:style-name="T38_45"><text:s/>67,8%<text:s/></text:span><text:span text:style-name="T38_46">entspricht</text:span><text:span text:style-name="T38_47">,<text:s/></text:span><text:span text:style-name="T38_48">und</text:span><text:span text:style-name="T38_49"><text:s/>19<text:s/></text:span><text:span text:style-name="T38_50">nontech</text:span><text:span text:style-name="T38_51">-</text:span><text:span text:style-name="T38_52">feeds</text:span><text:span text:style-name="T38_53">.</text:span></text:p>
      <text:p text:style-name="P39"><text:span text:style-name="T39_1"><text:s/></text:span><text:span text:style-name="T39_2">Nur</text:span><text:span text:style-name="T39_3"><text:s/>5<text:s/></text:span><text:span text:style-name="T39_4">Test</text:span><text:span text:style-name="T39_5">-</text:span><text:span text:style-name="T39_6">Samples</text:span><text:span text:style-name="T39_7"><text:s/></text:span><text:span text:style-name="T39_8">wurden</text:span><text:span text:style-name="T39_9"><text:s/></text:span><text:span text:style-name="T39_10">als</text:span><text:span text:style-name="T39_11"><text:s/></text:span><text:span text:style-name="T39_12">nontech</text:span><text:span text:style-name="T39_13"><text:s/></text:span><text:span text:style-name="T39_14">kategorisiert</text:span><text:span text:style-name="T39_15">,<text:s/></text:span><text:span text:style-name="T39_16">was</text:span><text:span text:style-name="T39_17"><text:s/></text:span><text:span text:style-name="T39_18">ca</text:span><text:span text:style-name="T39_19"><text:s/>7,8%<text:s/></text:span><text:span text:style-name="T39_20">entspricht</text:span><text:span text:style-name="T39_21">.<text:s/></text:span><text:span text:style-name="T39_22">Von</text:span><text:span text:style-name="T39_23"><text:s/></text:span><text:span text:style-name="T39_24">diesen</text:span><text:span text:style-name="T39_25"><text:s/></text:span><text:span text:style-name="T39_26">war</text:span><text:span text:style-name="T39_27"><text:s/></text:span><text:span text:style-name="T39_28">eines</text:span><text:span text:style-name="T39_29"><text:s/></text:span><text:span text:style-name="T39_30">eigentlich</text:span><text:span text:style-name="T39_31"><text:s/></text:span><text:span text:style-name="T39_32">ein</text:span><text:span text:style-name="T39_33"><text:s/></text:span><text:span text:style-name="T39_34">tech</text:span><text:span text:style-name="T39_35">-</text:span><text:span text:style-name="T39_36">feed</text:span><text:span text:style-name="T39_37"><text:s/></text:span><text:span text:style-name="T39_38">und</text:span><text:span text:style-name="T39_39"><text:s/></text:span><text:span text:style-name="T39_40">vier</text:span><text:span text:style-name="T39_41">,<text:s/></text:span><text:span text:style-name="T39_42">also</text:span><text:span text:style-name="T39_43"><text:s/>80%,<text:s/></text:span><text:span text:style-name="T39_44">wurden</text:span><text:span text:style-name="T39_45"><text:s/></text:span><text:span text:style-name="T39_46">richtig</text:span><text:span text:style-name="T39_47"><text:s/></text:span><text:span text:style-name="T39_48">einsortiert</text:span><text:span text:style-name="T39_49">.</text:span></text:p>
      <text:p text:style-name="P40"/>
      <text:p text:style-name="P41"><text:span text:style-name="T41_1">Insgesamt</text:span><text:span text:style-name="T41_2"><text:s/></text:span><text:span text:style-name="T41_3">gesehen</text:span><text:span text:style-name="T41_4"><text:s/></text:span><text:span text:style-name="T41_5">wurden</text:span><text:span text:style-name="T41_6"><text:s/></text:span><text:span text:style-name="T41_7">also</text:span><text:span text:style-name="T41_8">:<text:s/></text:span></text:p>
      <text:p text:style-name="P42"><text:span text:style-name="T42_1">40<text:s/></text:span><text:span text:style-name="T42_2">von</text:span><text:span text:style-name="T42_3"><text:s/>41<text:s/></text:span><text:span text:style-name="T42_4">tech</text:span><text:span text:style-name="T42_5">-</text:span><text:span text:style-name="T42_6">feeds</text:span><text:span text:style-name="T42_7"><text:s/></text:span><text:span text:style-name="T42_8">richtig</text:span><text:span text:style-name="T42_9"><text:s/></text:span><text:span text:style-name="T42_10">kategorisiert</text:span><text:span text:style-name="T42_11"><text:s/>(~97,6%)</text:span></text:p>
      <text:p text:style-name="P43"><text:span text:style-name="T43_1">4<text:s/></text:span><text:span text:style-name="T43_2">von</text:span><text:span text:style-name="T43_3"><text:s/>23<text:s/></text:span><text:span text:style-name="T43_4">nontech</text:span><text:span text:style-name="T43_5">-</text:span><text:span text:style-name="T43_6">feeds</text:span><text:span text:style-name="T43_7"><text:s/></text:span><text:span text:style-name="T43_8">richtig</text:span><text:span text:style-name="T43_9"><text:s/></text:span><text:span text:style-name="T43_10">kategorisiert</text:span><text:span text:style-name="T43_11"><text:s/>(17,4%)</text:span></text:p>
      <text:p text:style-name="P44"><text:span text:style-name="T44_1"><text:s/></text:span></text:p>
      <text:p text:style-name="P45"><text:span text:style-name="T45_1">Hieran</text:span><text:span text:style-name="T45_2"><text:s/></text:span><text:span text:style-name="T45_3">lässt</text:span><text:span text:style-name="T45_4"><text:s/></text:span><text:span text:style-name="T45_5">sich</text:span><text:span text:style-name="T45_6"><text:s/></text:span><text:span text:style-name="T45_7">erkennen</text:span><text:span text:style-name="T45_8">,<text:s/></text:span><text:span text:style-name="T45_9">dass</text:span><text:span text:style-name="T45_10"><text:s/></text:span><text:span text:style-name="T45_11">die</text:span><text:span text:style-name="T45_12"><text:s/></text:span><text:span text:style-name="T45_13">relativ</text:span><text:span text:style-name="T45_14"><text:s/></text:span><text:span text:style-name="T45_15">ähnlichen</text:span><text:span text:style-name="T45_16"><text:s/></text:span><text:span text:style-name="T45_17">Tech</text:span><text:span text:style-name="T45_18">-</text:span><text:span text:style-name="T45_19">Feeds</text:span><text:span text:style-name="T45_20"><text:s/></text:span><text:span text:style-name="T45_21">eigentlich</text:span><text:span text:style-name="T45_22"><text:s/></text:span><text:span text:style-name="T45_23">ganz</text:span><text:span text:style-name="T45_24"><text:s/></text:span><text:span text:style-name="T45_25">gut</text:span><text:span text:style-name="T45_26"><text:s/></text:span><text:span text:style-name="T45_27">eingeordnet</text:span><text:span text:style-name="T45_28"><text:s/></text:span><text:span text:style-name="T45_29">werden</text:span><text:span text:style-name="T45_30"><text:s/></text:span><text:span text:style-name="T45_31">konnten</text:span><text:span text:style-name="T45_32">,<text:s/></text:span><text:span text:style-name="T45_33">die</text:span><text:span text:style-name="T45_34"><text:s/></text:span><text:span text:style-name="T45_35">teilweise</text:span><text:span text:style-name="T45_36"><text:s/></text:span><text:span text:style-name="T45_37">sehr</text:span><text:span text:style-name="T45_38"><text:s/></text:span><text:span text:style-name="T45_39">unterschiedlichen</text:span><text:span text:style-name="T45_40"><text:s/></text:span><text:span text:style-name="T45_41">nontech</text:span><text:span text:style-name="T45_42">-</text:span><text:span text:style-name="T45_43">feeds</text:span><text:span text:style-name="T45_44"><text:s/></text:span><text:span text:style-name="T45_45">jedoch</text:span><text:span text:style-name="T45_46"><text:s/></text:span><text:span text:style-name="T45_47">nicht</text:span><text:span text:style-name="T45_48">.<text:s/></text:span><text:span text:style-name="T45_49">Wenn</text:span><text:span text:style-name="T45_50"><text:s/></text:span><text:span text:style-name="T45_51">jetzt</text:span><text:span text:style-name="T45_52"><text:s/></text:span><text:span text:style-name="T45_53">die</text:span><text:span text:style-name="T45_54"><text:s/></text:span><text:span text:style-name="T45_55">nontech</text:span><text:span text:style-name="T45_56">-</text:span><text:span text:style-name="T45_57">feeds</text:span><text:span text:style-name="T45_58"><text:s/></text:span><text:span text:style-name="T45_59">genauer</text:span><text:span text:style-name="T45_60"><text:s/></text:span><text:span text:style-name="T45_61">aufgeteilt</text:span><text:span text:style-name="T45_62"><text:s/></text:span><text:span text:style-name="T45_63">werden</text:span><text:span text:style-name="T45_64"><text:s/></text:span><text:span text:style-name="T45_65">würden</text:span><text:span text:style-name="T45_66"><text:s/>(</text:span><text:span text:style-name="T45_67">zum</text:span><text:span text:style-name="T45_68"><text:s/></text:span><text:span text:style-name="T45_69">Beispiel</text:span><text:span text:style-name="T45_70"><text:s/></text:span><text:span text:style-name="T45_71">in</text:span><text:span text:style-name="T45_72"><text:s/></text:span><text:span text:style-name="T45_73">Politik</text:span><text:span text:style-name="T45_74">,<text:s/></text:span><text:span text:style-name="T45_75">Sport</text:span><text:span text:style-name="T45_76">,<text:s/></text:span><text:span text:style-name="T45_77">Finanzen</text:span><text:span text:style-name="T45_78">,<text:s/></text:span><text:span text:style-name="T45_79">Unterhaltung</text:span><text:span text:style-name="T45_80">),<text:s/></text:span><text:span text:style-name="T45_81">müsste</text:span><text:span text:style-name="T45_82"><text:s/></text:span><text:span text:style-name="T45_83">ein</text:span><text:span text:style-name="T45_84"><text:s/></text:span><text:span text:style-name="T45_85">genaueres</text:span><text:span text:style-name="T45_86"><text:s/></text:span><text:span text:style-name="T45_87">Ergebnis</text:span><text:span text:style-name="T45_88"><text:s/></text:span><text:span text:style-name="T45_89">erreicht</text:span><text:span text:style-name="T45_90"><text:s/></text:span><text:span text:style-name="T45_91">werden</text:span><text:span text:style-name="T45_92"><text:s/></text:span><text:span text:style-name="T45_93">können</text:span><text:span text:style-name="T45_94">.</text:span></text:p>
      <text:p text:style-name="P46"/>
      <text:p text:style-name="P47"/>
      <text:p text:style-name="P48"><text:span text:style-name="T48_1">Der</text:span><text:span text:style-name="T48_2"><text:s/></text:span><text:span text:style-name="T48_3">Quellcode</text:span><text:span text:style-name="T48_4"><text:s/></text:span><text:span text:style-name="T48_5">für</text:span><text:span text:style-name="T48_6"><text:s/></text:span><text:span text:style-name="T48_7">die</text:span><text:span text:style-name="T48_8"><text:s/></text:span><text:span text:style-name="T48_9">Klassifizierung</text:span><text:span text:style-name="T48_10"><text:s/></text:span><text:span text:style-name="T48_11">von</text:span><text:span text:style-name="T48_12"><text:s/></text:span><text:span text:style-name="T48_13">RSS</text:span><text:span text:style-name="T48_14"><text:s/></text:span><text:span text:style-name="T48_15">Newsfeeds</text:span><text:span text:style-name="T48_16"><text:s/></text:span><text:span text:style-name="T48_17">wurde</text:span><text:span text:style-name="T48_18"><text:s/></text:span><text:span text:style-name="T48_19">in</text:span><text:span text:style-name="T48_20"><text:s/></text:span><text:span text:style-name="T48_21">der</text:span><text:span text:style-name="T48_22"><text:s/></text:span><text:span text:style-name="T48_23">Datei</text:span><text:span text:style-name="T48_24"><text:s/></text:span><text:span text:style-name="T48_25">Versuch</text:span><text:span text:style-name="T48_26">_4/</text:span><text:span text:style-name="T48_27">Program</text:span><text:span text:style-name="T48_28">/</text:span><text:span text:style-name="T48_29">parseTechFeed</text:span><text:span text:style-name="T48_30">.</text:span><text:span text:style-name="T48_31">py</text:span><text:span text:style-name="T48_32"><text:s/></text:span><text:span text:style-name="T48_33">gespeichert</text:span><text:span text:style-name="T48_34">.</text:span></text:p>
      <text:p text:style-name="P49"/>
      <text:p text:style-name="P50"><text:span text:style-name="T50_1">Zusätzlich</text:span><text:span text:style-name="T50_2"><text:s/></text:span><text:span text:style-name="T50_3">wurde</text:span><text:span text:style-name="T50_4"><text:s/></text:span><text:span text:style-name="T50_5">das</text:span><text:span text:style-name="T50_6"><text:s/></text:span><text:span text:style-name="T50_7">Speichern</text:span><text:span text:style-name="T50_8"><text:s/></text:span><text:span text:style-name="T50_9">und</text:span><text:span text:style-name="T50_10"><text:s/></text:span><text:span text:style-name="T50_11">Laden</text:span><text:span text:style-name="T50_12"><text:s/></text:span><text:span text:style-name="T50_13">des</text:span><text:span text:style-name="T50_14"><text:s/></text:span><text:span text:style-name="T50_15">gelernten</text:span><text:span text:style-name="T50_16"><text:s/></text:span><text:span text:style-name="T50_17">Klassifizierers</text:span><text:span text:style-name="T50_18"><text:s/></text:span><text:span text:style-name="T50_19">implementiert</text:span><text:span text:style-name="T50_20">.<text:s/></text:span><text:span text:style-name="T50_21">Gespeichert</text:span><text:span text:style-name="T50_22"><text:s/></text:span><text:span text:style-name="T50_23">wird</text:span><text:span text:style-name="T50_24"><text:s/></text:span><text:span text:style-name="T50_25">der</text:span><text:span text:style-name="T50_26"><text:s/></text:span><text:span text:style-name="T50_27">Klassifizierer</text:span><text:span text:style-name="T50_28"><text:s/></text:span><text:span text:style-name="T50_29">in</text:span><text:span text:style-name="T50_30"><text:s/></text:span><text:span text:style-name="T50_31">der</text:span><text:span text:style-name="T50_32"><text:s/></text:span><text:span text:style-name="T50_33">Datei</text:span><text:span text:style-name="T50_34"><text:s/></text:span><text:span text:style-name="T50_35">Versuch</text:span><text:span text:style-name="T50_36">_4/</text:span><text:span text:style-name="T50_37">Programm</text:span><text:span text:style-name="T50_38">/</text:span><text:span text:style-name="T50_39">classifier</text:span><text:span text:style-name="T50_40">.</text:span><text:span text:style-name="T50_41">serialized</text:span><text:span text:style-name="T50_42">,<text:s/></text:span><text:span text:style-name="T50_43">ein</text:span><text:span text:style-name="T50_44"><text:s/></text:span><text:span text:style-name="T50_45">Beispiel</text:span><text:span text:style-name="T50_46"><text:s/></text:span><text:span text:style-name="T50_47">für</text:span><text:span text:style-name="T50_48"><text:s/></text:span><text:span text:style-name="T50_49">das</text:span><text:span text:style-name="T50_50"><text:s/></text:span><text:span text:style-name="T50_51">Einlesen</text:span><text:span text:style-name="T50_52"><text:s/></text:span><text:span text:style-name="T50_53">des</text:span><text:span text:style-name="T50_54"><text:s/></text:span><text:span text:style-name="T50_55">Klassifizierers</text:span><text:span text:style-name="T50_56"><text:s/></text:span><text:span text:style-name="T50_57">und</text:span><text:span text:style-name="T50_58"><text:s/></text:span><text:span text:style-name="T50_59">das</text:span><text:span text:style-name="T50_60"><text:s/></text:span><text:span text:style-name="T50_61">Einteilen</text:span><text:span text:style-name="T50_62"><text:s/></text:span><text:span text:style-name="T50_63">von</text:span><text:span text:style-name="T50_64"><text:s/></text:span><text:span text:style-name="T50_65">Testdaten</text:span><text:span text:style-name="T50_66"><text:s/></text:span><text:span text:style-name="T50_67">in</text:span><text:span text:style-name="T50_68"><text:s/></text:span><text:span text:style-name="T50_69">der</text:span><text:span text:style-name="T50_70"><text:s/></text:span><text:span text:style-name="T50_71">Datei</text:span><text:span text:style-name="T50_72"><text:s/></text:span><text:span text:style-name="T50_73">Versuch</text:span><text:span text:style-name="T50_74">_4/</text:span><text:span text:style-name="T50_75">Program</text:span><text:span text:style-name="T50_76">/</text:span><text:span text:style-name="T50_77">parseTechFeedWithSerializedClassifier</text:span><text:span text:style-name="T50_78">.</text:span><text:span text:style-name="T50_79">py</text:span><text:span text:style-name="T50_80"><text:s/></text:span><text:span text:style-name="T50_81">gespeichert</text:span><text:span text:style-name="T50_82">.</text:span></text:p>
      <text:h text:style-name="P51" text:outline-level="10"><text:bookmark-start text:name="h.c80p3mjb7akw"/><text:bookmark-end text:name="h.c80p3mjb7akw"/><text:span text:style-name="T51_1">3<text:s/></text:span><text:span text:style-name="T51_2">Fragen</text:span><text:span text:style-name="T51_3"><text:s/></text:span><text:span text:style-name="T51_4">zum</text:span><text:span text:style-name="T51_5"><text:s/></text:span><text:span text:style-name="T51_6">Versuch</text:span></text:h>
      <text:h text:style-name="P52" text:outline-level="10"><text:bookmark-start text:name="h.sqta4n8qrmek"/><text:bookmark-end text:name="h.sqta4n8qrmek"/><text:span text:style-name="T52_1">1.<text:s/></text:span><text:span text:style-name="T52_2">Was</text:span><text:span text:style-name="T52_3"><text:s/></text:span><text:span text:style-name="T52_4">wird</text:span><text:span text:style-name="T52_5"><text:s/></text:span><text:span text:style-name="T52_6">mit</text:span><text:span text:style-name="T52_7"><text:s/></text:span><text:span text:style-name="T52_8">Evidenz</text:span><text:span text:style-name="T52_9"><text:s/></text:span><text:span text:style-name="T52_10">bezeichnet</text:span><text:span text:style-name="T52_11"><text:s/></text:span><text:span text:style-name="T52_12">und</text:span><text:span text:style-name="T52_13"><text:s/></text:span><text:span text:style-name="T52_14">warum</text:span><text:span text:style-name="T52_15"><text:s/></text:span><text:span text:style-name="T52_16">muss</text:span><text:span text:style-name="T52_17"><text:s/></text:span><text:span text:style-name="T52_18">diese</text:span><text:span text:style-name="T52_19"><text:s/></text:span><text:span text:style-name="T52_20">für</text:span><text:span text:style-name="T52_21"><text:s/></text:span><text:span text:style-name="T52_22">die</text:span><text:span text:style-name="T52_23"><text:s/></text:span><text:span text:style-name="T52_24">Klassifikation</text:span><text:span text:style-name="T52_25"><text:s/></text:span><text:span text:style-name="T52_26">nicht</text:span><text:span text:style-name="T52_27"><text:s/></text:span><text:span text:style-name="T52_28">berücksichtigt</text:span><text:span text:style-name="T52_29"><text:s/></text:span><text:span text:style-name="T52_30">werden</text:span><text:span text:style-name="T52_31">?</text:span></text:h>
      <text:p text:style-name="P53"><text:span text:style-name="T53_1">Die</text:span><text:span text:style-name="T53_2"><text:s/></text:span><text:span text:style-name="T53_3">Evidenz</text:span><text:span text:style-name="T53_4"><text:s/></text:span><text:span text:style-name="T53_5">beschreibt</text:span><text:span text:style-name="T53_6"><text:s/></text:span><text:span text:style-name="T53_7">eine</text:span><text:span text:style-name="T53_8"><text:s/></text:span><text:span text:style-name="T53_9">Wahrscheinlichkeit</text:span><text:span text:style-name="T53_10"><text:s/></text:span><text:span text:style-name="T53_11">des</text:span><text:span text:style-name="T53_12"><text:s/></text:span><text:span text:style-name="T53_13">Auftritts</text:span><text:span text:style-name="T53_14"><text:s/></text:span><text:span text:style-name="T53_15">einer</text:span><text:span text:style-name="T53_16"><text:s/></text:span><text:span text:style-name="T53_17">bestimmten</text:span><text:span text:style-name="T53_18"><text:s/></text:span><text:span text:style-name="T53_19">Klasse</text:span><text:span text:style-name="T53_20">.<text:s/></text:span><text:span text:style-name="T53_21">Der</text:span><text:span text:style-name="T53_22"><text:s/></text:span><text:span text:style-name="T53_23">Naive</text:span><text:span text:style-name="T53_24"><text:s/></text:span><text:span text:style-name="T53_25">Bayes</text:span><text:span text:style-name="T53_26"><text:s/></text:span><text:span text:style-name="T53_27">Classifier</text:span><text:span text:style-name="T53_28"><text:s/></text:span><text:span text:style-name="T53_29">geht</text:span><text:span text:style-name="T53_30"><text:s/></text:span><text:span text:style-name="T53_31">jedoch</text:span><text:span text:style-name="T53_32"><text:s/></text:span><text:span text:style-name="T53_33">davon</text:span><text:span text:style-name="T53_34"><text:s/></text:span><text:span text:style-name="T53_35">aus</text:span><text:span text:style-name="T53_36">,<text:s/></text:span><text:span text:style-name="T53_37">dass</text:span><text:span text:style-name="T53_38"><text:s/></text:span><text:span text:style-name="T53_39">alle</text:span><text:span text:style-name="T53_40"><text:s/></text:span><text:span text:style-name="T53_41">Variablen</text:span><text:span text:style-name="T53_42"><text:s/></text:span><text:span text:style-name="T53_43">unabhängig</text:span><text:span text:style-name="T53_44"><text:s/></text:span><text:span text:style-name="T53_45">voneinander</text:span><text:span text:style-name="T53_46"><text:s/></text:span><text:span text:style-name="T53_47">sind</text:span><text:span text:style-name="T53_48"><text:s/></text:span><text:span text:style-name="T53_49">und</text:span><text:span text:style-name="T53_50"><text:s/></text:span><text:span text:style-name="T53_51">somit</text:span><text:span text:style-name="T53_52"><text:s/></text:span><text:span text:style-name="T53_53">einander</text:span><text:span text:style-name="T53_54"><text:s/></text:span><text:span text:style-name="T53_55">nicht</text:span><text:span text:style-name="T53_56"><text:s/></text:span><text:span text:style-name="T53_57">bedingen</text:span><text:span text:style-name="T53_58">.<text:s/></text:span><text:span text:style-name="T53_59">Der</text:span><text:span text:style-name="T53_60"><text:s/></text:span><text:span text:style-name="T53_61">Wert</text:span><text:span text:style-name="T53_62"><text:s/></text:span><text:span text:style-name="T53_63">für</text:span><text:span text:style-name="T53_64"><text:s/></text:span><text:span text:style-name="T53_65">die</text:span><text:span text:style-name="T53_66"><text:s/></text:span><text:span text:style-name="T53_67">Evidenz</text:span><text:span text:style-name="T53_68"><text:s/></text:span><text:span text:style-name="T53_69">wäre</text:span><text:span text:style-name="T53_70"><text:s/></text:span><text:span text:style-name="T53_71">folglich</text:span><text:span text:style-name="T53_72"><text:s/></text:span><text:span text:style-name="T53_73">immer</text:span><text:span text:style-name="T53_74"><text:s/></text:span><text:span text:style-name="T53_75">sehr</text:span><text:span text:style-name="T53_76"><text:s/></text:span><text:span text:style-name="T53_77">ähnlich</text:span><text:span text:style-name="T53_78"><text:s/></text:span><text:span text:style-name="T53_79">und</text:span><text:span text:style-name="T53_80"><text:s/></text:span><text:span text:style-name="T53_81">kann</text:span><text:span text:style-name="T53_82"><text:s/></text:span><text:span text:style-name="T53_83">darum</text:span><text:span text:style-name="T53_84"><text:s/></text:span><text:span text:style-name="T53_85">ignoriert</text:span><text:span text:style-name="T53_86"><text:s/></text:span><text:span text:style-name="T53_87">werden</text:span><text:span text:style-name="T53_88">.</text:span></text:p>
      <text:p text:style-name="P54"/>
      <text:h text:style-name="P55" text:outline-level="10"><text:bookmark-start text:name="h.av7cd35ylspu"/><text:bookmark-end text:name="h.av7cd35ylspu"/><text:span text:style-name="T55_1">2.<text:s/></text:span><text:span text:style-name="T55_2">Wann</text:span><text:span text:style-name="T55_3"><text:s/></text:span><text:span text:style-name="T55_4">würden</text:span><text:span text:style-name="T55_5"><text:s/></text:span><text:span text:style-name="T55_6">Sie</text:span><text:span text:style-name="T55_7"><text:s/></text:span><text:span text:style-name="T55_8">in</text:span><text:span text:style-name="T55_9"><text:s/></text:span><text:span text:style-name="T55_10">der</text:span><text:span text:style-name="T55_11"><text:s/></text:span><text:span text:style-name="T55_12">Formel</text:span><text:span text:style-name="T55_13"><text:s/></text:span><text:span text:style-name="T55_14">für</text:span><text:span text:style-name="T55_15"><text:s/></text:span><text:span text:style-name="T55_16">die</text:span><text:span text:style-name="T55_17"><text:s/></text:span><text:span text:style-name="T55_18">gewichtete</text:span><text:span text:style-name="T55_19"><text:s/></text:span><text:span text:style-name="T55_20">Wahrscheinlichkeit</text:span><text:span text:style-name="T55_21"><text:s/></text:span><text:span text:style-name="T55_22">den</text:span><text:span text:style-name="T55_23"><text:s/></text:span><text:span text:style-name="T55_24">Wert</text:span><text:span text:style-name="T55_25"><text:s/></text:span><text:span text:style-name="T55_26">von</text:span><text:span text:style-name="T55_27"><text:s/></text:span><text:span text:style-name="T55_28">initprob</text:span><text:span text:style-name="T55_29"><text:s/></text:span><text:span text:style-name="T55_30">kleiner</text:span><text:span text:style-name="T55_31">,<text:s/></text:span><text:span text:style-name="T55_32">wann</text:span><text:span text:style-name="T55_33"><text:s/></text:span><text:span text:style-name="T55_34">größer</text:span><text:span text:style-name="T55_35"><text:s/></text:span><text:span text:style-name="T55_36">als</text:span><text:span text:style-name="T55_37"><text:s/>0.5<text:s/></text:span><text:span text:style-name="T55_38">wählen</text:span><text:span text:style-name="T55_39">?<text:s/>(</text:span><text:span text:style-name="T55_40">Falls</text:span><text:span text:style-name="T55_41"><text:s/></text:span><text:span text:style-name="T55_42">Sie</text:span><text:span text:style-name="T55_43"><text:s/></text:span><text:span text:style-name="T55_44">die</text:span><text:span text:style-name="T55_45"><text:s/></text:span><text:span text:style-name="T55_46">Möglichkeit</text:span><text:span text:style-name="T55_47"><text:s/></text:span><text:span text:style-name="T55_48">haben</text:span><text:span text:style-name="T55_49"><text:s/></text:span><text:span text:style-name="T55_50">diesen</text:span><text:span text:style-name="T55_51"><text:s/></text:span><text:span text:style-name="T55_52">Wert</text:span><text:span text:style-name="T55_53"><text:s/></text:span><text:span text:style-name="T55_54">für</text:span><text:span text:style-name="T55_55"><text:s/></text:span><text:span text:style-name="T55_56">jedes</text:span><text:span text:style-name="T55_57"><text:s/></text:span><text:span text:style-name="T55_58">Feature</text:span><text:span text:style-name="T55_59"><text:s/></text:span><text:span text:style-name="T55_60">und</text:span><text:span text:style-name="T55_61"><text:s/></text:span><text:span text:style-name="T55_62">jede</text:span><text:span text:style-name="T55_63"><text:s/></text:span><text:span text:style-name="T55_64">Kategorie</text:span><text:span text:style-name="T55_65"><text:s/></text:span><text:span text:style-name="T55_66">individuell</text:span><text:span text:style-name="T55_67"><text:s/></text:span><text:span text:style-name="T55_68">zu</text:span><text:span text:style-name="T55_69"><text:s/></text:span><text:span text:style-name="T55_70">konfigurieren</text:span><text:span text:style-name="T55_71">)</text:span></text:h>
      <text:p text:style-name="P56"><text:span text:style-name="T56_1">Initprob</text:span><text:span text:style-name="T56_2"><text:s/></text:span><text:span text:style-name="T56_3">könnte</text:span><text:span text:style-name="T56_4"><text:s/></text:span><text:span text:style-name="T56_5">daran</text:span><text:span text:style-name="T56_6"><text:s/></text:span><text:span text:style-name="T56_7">angepasst</text:span><text:span text:style-name="T56_8"><text:s/></text:span><text:span text:style-name="T56_9">werden</text:span><text:span text:style-name="T56_10">,<text:s/></text:span><text:span text:style-name="T56_11">wie</text:span><text:span text:style-name="T56_12"><text:s/></text:span><text:span text:style-name="T56_13">oft</text:span><text:span text:style-name="T56_14"><text:s/></text:span><text:span text:style-name="T56_15">ein</text:span><text:span text:style-name="T56_16"><text:s/></text:span><text:span text:style-name="T56_17">bestimmtes</text:span><text:span text:style-name="T56_18"><text:s/></text:span><text:span text:style-name="T56_19">Wort</text:span><text:span text:style-name="T56_20"><text:s/></text:span><text:span text:style-name="T56_21">in</text:span><text:span text:style-name="T56_22"><text:s/></text:span><text:span text:style-name="T56_23">dem</text:span><text:span text:style-name="T56_24"><text:s/></text:span><text:span text:style-name="T56_25">vorliegenden</text:span><text:span text:style-name="T56_26"><text:s/></text:span><text:span text:style-name="T56_27">Text</text:span><text:span text:style-name="T56_28"><text:s/></text:span><text:span text:style-name="T56_29">vor</text:span><text:span text:style-name="T56_30"><text:s/></text:span><text:span text:style-name="T56_31">kommt</text:span><text:span text:style-name="T56_32">.<text:s/></text:span><text:span text:style-name="T56_33">Falls</text:span><text:span text:style-name="T56_34"><text:s/></text:span><text:span text:style-name="T56_35">das</text:span><text:span text:style-name="T56_36"><text:s/></text:span><text:span text:style-name="T56_37">Wort</text:span><text:span text:style-name="T56_38"><text:s/></text:span><text:span text:style-name="T56_39">nur</text:span><text:span text:style-name="T56_40"><text:s/></text:span><text:span text:style-name="T56_41">einmal</text:span><text:span text:style-name="T56_42"><text:s/></text:span><text:span text:style-name="T56_43">vorkommt</text:span><text:span text:style-name="T56_44"><text:s/></text:span><text:span text:style-name="T56_45">würde</text:span><text:span text:style-name="T56_46"><text:s/></text:span><text:span text:style-name="T56_47">initprob</text:span><text:span text:style-name="T56_48"><text:s/></text:span><text:span text:style-name="T56_49">klein</text:span><text:span text:style-name="T56_50"><text:s/></text:span><text:span text:style-name="T56_51">gewählt</text:span><text:span text:style-name="T56_52"><text:s/></text:span><text:span text:style-name="T56_53">werden</text:span><text:span text:style-name="T56_54">,<text:s/></text:span><text:span text:style-name="T56_55">und</text:span><text:span text:style-name="T56_56"><text:s/></text:span><text:span text:style-name="T56_57">falls</text:span><text:span text:style-name="T56_58"><text:s/></text:span><text:span text:style-name="T56_59">jedes</text:span><text:span text:style-name="T56_60"><text:s/></text:span><text:span text:style-name="T56_61">zehnte</text:span><text:span text:style-name="T56_62"><text:s/></text:span><text:span text:style-name="T56_63">Wort</text:span><text:span text:style-name="T56_64"><text:s/></text:span><text:span text:style-name="T56_65">in</text:span><text:span text:style-name="T56_66"><text:s/></text:span><text:span text:style-name="T56_67">einem</text:span><text:span text:style-name="T56_68"><text:s/></text:span><text:span text:style-name="T56_69">langen</text:span><text:span text:style-name="T56_70"><text:s/></text:span><text:span text:style-name="T56_71">Text</text:span><text:span text:style-name="T56_72"><text:s/></text:span><text:span text:style-name="T56_73">genau</text:span><text:span text:style-name="T56_74"><text:s/></text:span><text:span text:style-name="T56_75">dieses</text:span><text:span text:style-name="T56_76"><text:s/></text:span><text:span text:style-name="T56_77">ist</text:span><text:span text:style-name="T56_78">,<text:s/></text:span><text:span text:style-name="T56_79">würde</text:span><text:span text:style-name="T56_80"><text:s/></text:span><text:span text:style-name="T56_81">initprob</text:span><text:span text:style-name="T56_82"><text:s/></text:span><text:span text:style-name="T56_83">größer</text:span><text:span text:style-name="T56_84"><text:s/></text:span><text:span text:style-name="T56_85">als</text:span><text:span text:style-name="T56_86"><text:s/>0.5<text:s/></text:span><text:span text:style-name="T56_87">gewählt</text:span><text:span text:style-name="T56_88"><text:s/></text:span><text:span text:style-name="T56_89">werden</text:span><text:span text:style-name="T56_90">.</text:span></text:p>
      <text:p text:style-name="P57"><text:span text:style-name="T57_1">Eine</text:span><text:span text:style-name="T57_2"><text:s/></text:span><text:span text:style-name="T57_3">weitere</text:span><text:span text:style-name="T57_4"><text:s/></text:span><text:span text:style-name="T57_5">Idee</text:span><text:span text:style-name="T57_6"><text:s/></text:span><text:span text:style-name="T57_7">wäre</text:span><text:span text:style-name="T57_8">,<text:s/></text:span><text:span text:style-name="T57_9">dass</text:span><text:span text:style-name="T57_10"><text:s/></text:span><text:span text:style-name="T57_11">sofern</text:span><text:span text:style-name="T57_12"><text:s/></text:span><text:span text:style-name="T57_13">bekannt</text:span><text:span text:style-name="T57_14"><text:s/></text:span><text:span text:style-name="T57_15">ist</text:span><text:span text:style-name="T57_16"><text:s/></text:span><text:span text:style-name="T57_17">wie</text:span><text:span text:style-name="T57_18"><text:s/></text:span><text:span text:style-name="T57_19">wahrscheinlich</text:span><text:span text:style-name="T57_20"><text:s/></text:span><text:span text:style-name="T57_21">eine</text:span><text:span text:style-name="T57_22"><text:s/></text:span><text:span text:style-name="T57_23">Kategorie</text:span><text:span text:style-name="T57_24"><text:s/></text:span><text:span text:style-name="T57_25">auftritt</text:span><text:span text:style-name="T57_26">,<text:s/></text:span><text:span text:style-name="T57_27">initprob</text:span><text:span text:style-name="T57_28"><text:s/></text:span><text:span text:style-name="T57_29">daran</text:span><text:span text:style-name="T57_30"><text:s/></text:span><text:span text:style-name="T57_31">angepasst</text:span><text:span text:style-name="T57_32"><text:s/></text:span><text:span text:style-name="T57_33">wird</text:span><text:span text:style-name="T57_34">.<text:s/></text:span><text:span text:style-name="T57_35">Dadurch</text:span><text:span text:style-name="T57_36"><text:s/></text:span><text:span text:style-name="T57_37">kann</text:span><text:span text:style-name="T57_38"><text:s/></text:span><text:span text:style-name="T57_39">diese</text:span><text:span text:style-name="T57_40"><text:s/></text:span><text:span text:style-name="T57_41">Gewichtung</text:span><text:span text:style-name="T57_42"><text:s/></text:span><text:span text:style-name="T57_43">mit</text:span><text:span text:style-name="T57_44"><text:s/></text:span><text:span text:style-name="T57_45">in</text:span><text:span text:style-name="T57_46"><text:s/></text:span><text:span text:style-name="T57_47">die</text:span><text:span text:style-name="T57_48"><text:s/></text:span><text:span text:style-name="T57_49">Kategorisierung</text:span><text:span text:style-name="T57_50"><text:s/></text:span><text:span text:style-name="T57_51">einfließen</text:span><text:span text:style-name="T57_52">,<text:s/></text:span><text:span text:style-name="T57_53">aber</text:span><text:span text:style-name="T57_54"><text:s/></text:span><text:span text:style-name="T57_55">eigentlich</text:span><text:span text:style-name="T57_56"><text:s/></text:span><text:span text:style-name="T57_57">wird</text:span><text:span text:style-name="T57_58"><text:s/></text:span><text:span text:style-name="T57_59">dann</text:span><text:span text:style-name="T57_60"><text:s/></text:span><text:span text:style-name="T57_61">kein</text:span><text:span text:style-name="T57_62"><text:s/></text:span><text:span text:style-name="T57_63">richtiger</text:span><text:span text:style-name="T57_64"><text:s/></text:span><text:span text:style-name="T57_65">Naiver</text:span><text:span text:style-name="T57_66"><text:s/></text:span><text:span text:style-name="T57_67">Baes</text:span><text:span text:style-name="T57_68">-</text:span><text:span text:style-name="T57_69">Classifier</text:span><text:span text:style-name="T57_70"><text:s/></text:span><text:span text:style-name="T57_71">mehr</text:span><text:span text:style-name="T57_72"><text:s/></text:span><text:span text:style-name="T57_73">implementiert</text:span><text:span text:style-name="T57_74">.</text:span></text:p>
      <text:p text:style-name="P58"/>
      <text:h text:style-name="P59" text:outline-level="10"><text:bookmark-start text:name="h.rmgw4dtgc5bf"/><text:bookmark-end text:name="h.rmgw4dtgc5bf"/><text:span text:style-name="T59_1">3.<text:s/></text:span><text:span text:style-name="T59_2">Was</text:span><text:span text:style-name="T59_3"><text:s/></text:span><text:span text:style-name="T59_4">könnten</text:span><text:span text:style-name="T59_5"><text:s/></text:span><text:span text:style-name="T59_6">Sie</text:span><text:span text:style-name="T59_7"><text:s/></text:span><text:span text:style-name="T59_8">mit</text:span><text:span text:style-name="T59_9"><text:s/></text:span><text:span text:style-name="T59_10">dem</text:span><text:span text:style-name="T59_11"><text:s/></text:span><text:span text:style-name="T59_12">in</text:span><text:span text:style-name="T59_13"><text:s/></text:span><text:span text:style-name="T59_14">dieser</text:span><text:span text:style-name="T59_15"><text:s/></text:span><text:span text:style-name="T59_16">Übung</text:span><text:span text:style-name="T59_17"><text:s/></text:span><text:span text:style-name="T59_18">implementierten</text:span><text:span text:style-name="T59_19"><text:s/></text:span><text:span text:style-name="T59_20">Classifier</text:span><text:span text:style-name="T59_21"><text:s/></text:span><text:span text:style-name="T59_22">noch</text:span><text:span text:style-name="T59_23"><text:s/></text:span><text:span text:style-name="T59_24">klassifizieren</text:span><text:span text:style-name="T59_25">?<text:s/></text:span><text:span text:style-name="T59_26">Geben</text:span><text:span text:style-name="T59_27"><text:s/></text:span><text:span text:style-name="T59_28">Sie</text:span><text:span text:style-name="T59_29"><text:s/></text:span><text:span text:style-name="T59_30">eine</text:span><text:span text:style-name="T59_31"><text:s/></text:span><text:span text:style-name="T59_32">für</text:span><text:span text:style-name="T59_33"><text:s/></text:span><text:span text:style-name="T59_34">Sie</text:span><text:span text:style-name="T59_35"><text:s/></text:span><text:span text:style-name="T59_36">interessante</text:span><text:span text:style-name="T59_37"><text:s/></text:span><text:span text:style-name="T59_38">Anwendung</text:span><text:span text:style-name="T59_39"><text:s/></text:span><text:span text:style-name="T59_40">an</text:span><text:span text:style-name="T59_41">.</text:span></text:h>
      <text:p text:style-name="P60"><text:span text:style-name="T60_1">Es</text:span><text:span text:style-name="T60_2"><text:s/></text:span><text:span text:style-name="T60_3">könnte</text:span><text:span text:style-name="T60_4"><text:s/></text:span><text:span text:style-name="T60_5">ein</text:span><text:span text:style-name="T60_6"><text:s/></text:span><text:span text:style-name="T60_7">selbstlernendes</text:span><text:span text:style-name="T60_8">,<text:s/></text:span><text:span text:style-name="T60_9">benutzergesteuertes</text:span><text:span text:style-name="T60_10"><text:s/></text:span><text:span text:style-name="T60_11">Recommender</text:span><text:span text:style-name="T60_12"><text:s/></text:span><text:span text:style-name="T60_13">System</text:span><text:span text:style-name="T60_14">,<text:s/></text:span><text:span text:style-name="T60_15">das</text:span><text:span text:style-name="T60_16"><text:s/></text:span><text:span text:style-name="T60_17">ohne</text:span><text:span text:style-name="T60_18"><text:s/></text:span><text:span text:style-name="T60_19">große</text:span><text:span text:style-name="T60_20"><text:s/></text:span><text:span text:style-name="T60_21">Benutzerdatenbanken</text:span><text:span text:style-name="T60_22"><text:s/></text:span><text:span text:style-name="T60_23">arbeitet</text:span><text:span text:style-name="T60_24">,<text:s/></text:span><text:span text:style-name="T60_25">implementiert</text:span><text:span text:style-name="T60_26"><text:s/></text:span><text:span text:style-name="T60_27">werden</text:span><text:span text:style-name="T60_28">.</text:span></text:p>
      <text:p text:style-name="P61"><text:span text:style-name="T61_1">Buchbeschreibungen</text:span><text:span text:style-name="T61_2"><text:s/></text:span><text:span text:style-name="T61_3">werden</text:span><text:span text:style-name="T61_4"><text:s/></text:span><text:span text:style-name="T61_5">automatisch</text:span><text:span text:style-name="T61_6"><text:s/></text:span><text:span text:style-name="T61_7">durchsucht</text:span><text:span text:style-name="T61_8">,<text:s/></text:span><text:span text:style-name="T61_9">und</text:span><text:span text:style-name="T61_10"><text:s/></text:span><text:span text:style-name="T61_11">anhand</text:span><text:span text:style-name="T61_12"><text:s/></text:span><text:span text:style-name="T61_13">der</text:span><text:span text:style-name="T61_14"><text:s/></text:span><text:span text:style-name="T61_15">Bücher</text:span><text:span text:style-name="T61_16">,<text:s/></text:span><text:span text:style-name="T61_17">die</text:span><text:span text:style-name="T61_18"><text:s/></text:span><text:span text:style-name="T61_19">eine</text:span><text:span text:style-name="T61_20"><text:s/></text:span><text:span text:style-name="T61_21">Person</text:span><text:span text:style-name="T61_22"><text:s/></text:span><text:span text:style-name="T61_23">gelesen</text:span><text:span text:style-name="T61_24"><text:s/></text:span><text:span text:style-name="T61_25">hat</text:span><text:span text:style-name="T61_26"><text:s/></text:span><text:span text:style-name="T61_27">und</text:span><text:span text:style-name="T61_28"><text:s/></text:span><text:span text:style-name="T61_29">positiv</text:span><text:span text:style-name="T61_30"><text:s/></text:span><text:span text:style-name="T61_31">bewertet</text:span><text:span text:style-name="T61_32"><text:s/></text:span><text:span text:style-name="T61_33">hat</text:span><text:span text:style-name="T61_34"><text:s/></text:span><text:span text:style-name="T61_35">werden</text:span><text:span text:style-name="T61_36"><text:s/></text:span><text:span text:style-name="T61_37">neue</text:span><text:span text:style-name="T61_38"><text:s/></text:span><text:span text:style-name="T61_39">Bücher</text:span><text:span text:style-name="T61_40"><text:s/></text:span><text:span text:style-name="T61_41">vorgeschlagen</text:span><text:span text:style-name="T61_42">.<text:s/></text:span><text:span text:style-name="T61_43">Wenn</text:span><text:span text:style-name="T61_44"><text:s/></text:span><text:span text:style-name="T61_45">diese</text:span><text:span text:style-name="T61_46"><text:s/></text:span><text:span text:style-name="T61_47">Person</text:span><text:span text:style-name="T61_48"><text:s/></text:span><text:span text:style-name="T61_49">zum</text:span><text:span text:style-name="T61_50"><text:s/></text:span><text:span text:style-name="T61_51">Beispiel</text:span><text:span text:style-name="T61_52"><text:s/></text:span><text:span text:style-name="T61_53">nur</text:span><text:span text:style-name="T61_54"><text:s/></text:span><text:span text:style-name="T61_55">Fantasy</text:span><text:span text:style-name="T61_56">-</text:span><text:span text:style-name="T61_57">Romane</text:span><text:span text:style-name="T61_58"><text:s/></text:span><text:span text:style-name="T61_59">liest</text:span><text:span text:style-name="T61_60">,<text:s/></text:span><text:span text:style-name="T61_61">sollte</text:span><text:span text:style-name="T61_62"><text:s/></text:span><text:span text:style-name="T61_63">die</text:span><text:span text:style-name="T61_64"><text:s/></text:span><text:span text:style-name="T61_65">Klassifizierung</text:span><text:span text:style-name="T61_66"><text:s/></text:span><text:span text:style-name="T61_67">sehr</text:span><text:span text:style-name="T61_68"><text:s/></text:span><text:span text:style-name="T61_69">gut</text:span><text:span text:style-name="T61_70"><text:s/></text:span><text:span text:style-name="T61_71">funktionieren</text:span><text:span text:style-name="T61_72">.</text:span></text:p>
      <text:p text:style-name="P62"><text:span text:style-name="T62_1">Es</text:span><text:span text:style-name="T62_2"><text:s/></text:span><text:span text:style-name="T62_3">könnten</text:span><text:span text:style-name="T62_4"><text:s/></text:span><text:span text:style-name="T62_5">Kochrezepte</text:span><text:span text:style-name="T62_6"><text:s/></text:span><text:span text:style-name="T62_7">klassifiziert</text:span><text:span text:style-name="T62_8"><text:s/></text:span><text:span text:style-name="T62_9">werden</text:span><text:span text:style-name="T62_10">.<text:s/></text:span><text:span text:style-name="T62_11">Da</text:span><text:span text:style-name="T62_12"><text:s/></text:span><text:span text:style-name="T62_13">Rezepte</text:span><text:span text:style-name="T62_14"><text:s/></text:span><text:span text:style-name="T62_15">nur</text:span><text:span text:style-name="T62_16"><text:s/></text:span><text:span text:style-name="T62_17">aus</text:span><text:span text:style-name="T62_18"><text:s/></text:span><text:span text:style-name="T62_19">Zutaten</text:span><text:span text:style-name="T62_20"><text:s/></text:span><text:span text:style-name="T62_21">und</text:span><text:span text:style-name="T62_22"><text:s/></text:span><text:span text:style-name="T62_23">Verarbeitungsanweisungen</text:span><text:span text:style-name="T62_24"><text:s/></text:span><text:span text:style-name="T62_25">bestehen</text:span><text:span text:style-name="T62_26"><text:s/></text:span><text:span text:style-name="T62_27">ist</text:span><text:span text:style-name="T62_28"><text:s/></text:span><text:span text:style-name="T62_29">der</text:span><text:span text:style-name="T62_30"><text:s/></text:span><text:span text:style-name="T62_31">häufig</text:span><text:span text:style-name="T62_32"><text:s/></text:span><text:span text:style-name="T62_33">vorkommende</text:span><text:span text:style-name="T62_34"><text:s/></text:span><text:span text:style-name="T62_35">Wortschatz</text:span><text:span text:style-name="T62_36"><text:s/></text:span><text:span text:style-name="T62_37">viel</text:span><text:span text:style-name="T62_38"><text:s/></text:span><text:span text:style-name="T62_39">kleiner</text:span><text:span text:style-name="T62_40"><text:s/></text:span><text:span text:style-name="T62_41">und</text:span><text:span text:style-name="T62_42"><text:s/></text:span><text:span text:style-name="T62_43">konsistenter</text:span><text:span text:style-name="T62_44"><text:s/></text:span><text:span text:style-name="T62_45">als</text:span><text:span text:style-name="T62_46"><text:s/></text:span><text:span text:style-name="T62_47">bei</text:span><text:span text:style-name="T62_48"><text:s/></text:span><text:span text:style-name="T62_49">allgemeinen</text:span><text:span text:style-name="T62_50"><text:s/></text:span><text:span text:style-name="T62_51">Mails</text:span><text:span text:style-name="T62_52">,<text:s/></text:span><text:span text:style-name="T62_53">oder</text:span><text:span text:style-name="T62_54"><text:s/></text:span><text:span text:style-name="T62_55">Presseartikeln</text:span><text:span text:style-name="T62_56">.<text:s/></text:span><text:span text:style-name="T62_57">Daher</text:span><text:span text:style-name="T62_58"><text:s/></text:span><text:span text:style-name="T62_59">sollten</text:span><text:span text:style-name="T62_60"><text:s/></text:span><text:span text:style-name="T62_61">sich</text:span><text:span text:style-name="T62_62"><text:s/></text:span><text:span text:style-name="T62_63">schon</text:span><text:span text:style-name="T62_64"><text:s/></text:span><text:span text:style-name="T62_65">durch</text:span><text:span text:style-name="T62_66"><text:s/></text:span><text:span text:style-name="T62_67">eine</text:span><text:span text:style-name="T62_68"><text:s/></text:span><text:span text:style-name="T62_69">kleinere</text:span><text:span text:style-name="T62_70"><text:s/></text:span><text:span text:style-name="T62_71">Menge</text:span><text:span text:style-name="T62_72"><text:s/></text:span><text:span text:style-name="T62_73">Trainingsdaten</text:span><text:span text:style-name="T62_74"><text:s/></text:span><text:span text:style-name="T62_75">bessere</text:span><text:span text:style-name="T62_76"><text:s/></text:span><text:span text:style-name="T62_77">Ergebnisse</text:span><text:span text:style-name="T62_78"><text:s/></text:span><text:span text:style-name="T62_79">erreichen</text:span><text:span text:style-name="T62_80"><text:s/></text:span><text:span text:style-name="T62_81">lassen</text:span><text:span text:style-name="T62_82">.<text:s/></text:span><text:span text:style-name="T62_83">Es</text:span><text:span text:style-name="T62_84"><text:s/></text:span><text:span text:style-name="T62_85">ist</text:span><text:span text:style-name="T62_86"><text:s/></text:span><text:span text:style-name="T62_87">sowohl</text:span><text:span text:style-name="T62_88"><text:s/></text:span><text:span text:style-name="T62_89">ein</text:span><text:span text:style-name="T62_90"><text:s/></text:span><text:span text:style-name="T62_91">persönliches</text:span><text:span text:style-name="T62_92"><text:s/></text:span><text:span text:style-name="T62_93">Recommender</text:span><text:span text:style-name="T62_94"><text:s/></text:span><text:span text:style-name="T62_95">System</text:span><text:span text:style-name="T62_96"><text:s/></text:span><text:span text:style-name="T62_97">vorstellbar</text:span><text:span text:style-name="T62_98"><text:s/></text:span><text:span text:style-name="T62_99">auch</text:span><text:span text:style-name="T62_100"><text:s/></text:span><text:span text:style-name="T62_101">ein</text:span><text:span text:style-name="T62_102"><text:s/>“</text:span><text:span text:style-name="T62_103">ähnliche</text:span><text:span text:style-name="T62_104"><text:s/></text:span><text:span text:style-name="T62_105">Rezepte</text:span><text:span text:style-name="T62_106"><text:s/></text:span><text:span text:style-name="T62_107">und</text:span><text:span text:style-name="T62_108"><text:s/></text:span><text:span text:style-name="T62_109">Varianten</text:span><text:span text:style-name="T62_110">”-</text:span><text:span text:style-name="T62_111">Finder</text:span><text:span text:style-name="T62_112">.</text:span></text:p>
      <text:p text:style-name="P63"/>
      <text:h text:style-name="P64" text:outline-level="10"><text:bookmark-start text:name="h.5b2jsnezzrfw"/><text:bookmark-end text:name="h.5b2jsnezzrfw"/><text:span text:style-name="T64_1">4.<text:s/></text:span><text:span text:style-name="T64_2">Das</text:span><text:span text:style-name="T64_3"><text:s/></text:span><text:span text:style-name="T64_4">einmal</text:span><text:span text:style-name="T64_5"><text:s/></text:span><text:span text:style-name="T64_6">trainierte</text:span><text:span text:style-name="T64_7">,<text:s/></text:span><text:span text:style-name="T64_8">sollte</text:span><text:span text:style-name="T64_9"><text:s/></text:span><text:span text:style-name="T64_10">eigentlich</text:span><text:span text:style-name="T64_11"><text:s/></text:span><text:span text:style-name="T64_12">persistent</text:span><text:span text:style-name="T64_13"><text:s/></text:span><text:span text:style-name="T64_14">abgespeichert</text:span><text:span text:style-name="T64_15"><text:s/></text:span><text:span text:style-name="T64_16">werden</text:span><text:span text:style-name="T64_17">.<text:s/></text:span><text:span text:style-name="T64_18">Beschreiben</text:span><text:span text:style-name="T64_19"><text:s/></text:span><text:span text:style-name="T64_20">Sie</text:span><text:span text:style-name="T64_21"><text:s/></text:span><text:span text:style-name="T64_22">kurz</text:span><text:span text:style-name="T64_23"><text:s/></text:span><text:span text:style-name="T64_24">wie</text:span><text:span text:style-name="T64_25"><text:s/></text:span><text:span text:style-name="T64_26">Sie</text:span><text:span text:style-name="T64_27"><text:s/></text:span><text:span text:style-name="T64_28">das</text:span><text:span text:style-name="T64_29"><text:s/></text:span><text:span text:style-name="T64_30">für</text:span><text:span text:style-name="T64_31"><text:s/></text:span><text:span text:style-name="T64_32">dieses</text:span><text:span text:style-name="T64_33"><text:s/></text:span><text:span text:style-name="T64_34">Programm</text:span><text:span text:style-name="T64_35"><text:s/></text:span><text:span text:style-name="T64_36">machen</text:span><text:span text:style-name="T64_37"><text:s/></text:span><text:span text:style-name="T64_38">würden</text:span><text:span text:style-name="T64_39">.</text:span></text:h>
      <text:p text:style-name="P65"><text:span text:style-name="T65_1">Am</text:span><text:span text:style-name="T65_2"><text:s/></text:span><text:span text:style-name="T65_3">Geschicktesten</text:span><text:span text:style-name="T65_4"><text:s/></text:span><text:span text:style-name="T65_5">wäre</text:span><text:span text:style-name="T65_6"><text:s/></text:span><text:span text:style-name="T65_7">es</text:span><text:span text:style-name="T65_8"><text:s/></text:span><text:span text:style-name="T65_9">vermutlich</text:span><text:span text:style-name="T65_10">,<text:s/></text:span><text:span text:style-name="T65_11">mit</text:span><text:span text:style-name="T65_12"><text:s/></text:span><text:span text:style-name="T65_13">einer</text:span><text:span text:style-name="T65_14"><text:s/></text:span><text:span text:style-name="T65_15">Datenbank</text:span><text:span text:style-name="T65_16"><text:s/></text:span><text:span text:style-name="T65_17">zu</text:span><text:span text:style-name="T65_18"><text:s/></text:span><text:span text:style-name="T65_19">arbeiten</text:span><text:span text:style-name="T65_20">,<text:s/></text:span><text:span text:style-name="T65_21">in</text:span><text:span text:style-name="T65_22"><text:s/></text:span><text:span text:style-name="T65_23">der</text:span><text:span text:style-name="T65_24"><text:s/></text:span><text:span text:style-name="T65_25">alle</text:span><text:span text:style-name="T65_26"><text:s/></text:span><text:span text:style-name="T65_27">Wörter</text:span><text:span text:style-name="T65_28"><text:s/></text:span><text:span text:style-name="T65_29">und</text:span><text:span text:style-name="T65_30"><text:s/></text:span><text:span text:style-name="T65_31">die</text:span><text:span text:style-name="T65_32"><text:s/></text:span><text:span text:style-name="T65_33">Feeds</text:span><text:span text:style-name="T65_34"><text:s/></text:span><text:span text:style-name="T65_35">dazu</text:span><text:span text:style-name="T65_36"><text:s/></text:span><text:span text:style-name="T65_37">gespeichert</text:span><text:span text:style-name="T65_38"><text:s/></text:span><text:span text:style-name="T65_39">werden</text:span><text:span text:style-name="T65_40">.<text:s/></text:span><text:span text:style-name="T65_41">Diese</text:span><text:span text:style-name="T65_42"><text:s/></text:span><text:span text:style-name="T65_43">Datenbank</text:span><text:span text:style-name="T65_44"><text:s/></text:span><text:span text:style-name="T65_45">kann</text:span><text:span text:style-name="T65_46"><text:s/></text:span><text:span text:style-name="T65_47">dann</text:span><text:span text:style-name="T65_48"><text:s/></text:span><text:span text:style-name="T65_49">bei</text:span><text:span text:style-name="T65_50"><text:s/></text:span><text:span text:style-name="T65_51">Programmstart</text:span><text:span text:style-name="T65_52"><text:s/></text:span><text:span text:style-name="T65_53">wieder</text:span><text:span text:style-name="T65_54"><text:s/></text:span><text:span text:style-name="T65_55">eingelesen</text:span><text:span text:style-name="T65_56"><text:s/></text:span><text:span text:style-name="T65_57">werden</text:span><text:span text:style-name="T65_58">.</text:span></text:p>
      <text:p text:style-name="P66"><text:span text:style-name="T66_1"><text:s/></text:span></text:p>
      <text:p text:style-name="P67"><text:span text:style-name="T67_1">Alternativ</text:span><text:span text:style-name="T67_2"><text:s/></text:span><text:span text:style-name="T67_3">könnte</text:span><text:span text:style-name="T67_4"><text:s/></text:span><text:span text:style-name="T67_5">auch</text:span><text:span text:style-name="T67_6"><text:s/></text:span><text:span text:style-name="T67_7">das</text:span><text:span text:style-name="T67_8"><text:s/></text:span><text:span text:style-name="T67_9">Objekt</text:span><text:span text:style-name="T67_10"><text:s/></text:span><text:span text:style-name="T67_11">mit</text:span><text:span text:style-name="T67_12"><text:s/></text:span><text:span text:style-name="T67_13">dem</text:span><text:span text:style-name="T67_14"><text:s/></text:span><text:span text:style-name="T67_15">gelernten</text:span><text:span text:style-name="T67_16"><text:s/></text:span><text:span text:style-name="T67_17">Modell</text:span><text:span text:style-name="T67_18"><text:s/></text:span><text:span text:style-name="T67_19">serialisiert</text:span><text:span text:style-name="T67_20"><text:s/></text:span><text:span text:style-name="T67_21">und</text:span><text:span text:style-name="T67_22"><text:s/></text:span><text:span text:style-name="T67_23">auf</text:span><text:span text:style-name="T67_24"><text:s/></text:span><text:span text:style-name="T67_25">der</text:span><text:span text:style-name="T67_26"><text:s/></text:span><text:span text:style-name="T67_27">Festplatte</text:span><text:span text:style-name="T67_28"><text:s/></text:span><text:span text:style-name="T67_29">gespeichert</text:span><text:span text:style-name="T67_30"><text:s/></text:span><text:span text:style-name="T67_31">werden</text:span><text:span text:style-name="T67_32">.</text:span></text:p>
      <text:p text:style-name="P68"><text:span text:style-name="T68_1">Dabei</text:span><text:span text:style-name="T68_2"><text:s/></text:span><text:span text:style-name="T68_3">müssten</text:span><text:span text:style-name="T68_4"><text:s/></text:span><text:span text:style-name="T68_5">die</text:span><text:span text:style-name="T68_6"><text:s/></text:span><text:span text:style-name="T68_7">Dictionaries</text:span><text:span text:style-name="T68_8"><text:s/></text:span><text:span text:style-name="T68_9">fc</text:span><text:span text:style-name="T68_10">,<text:s/></text:span><text:span text:style-name="T68_11">cc</text:span><text:span text:style-name="T68_12"><text:s/></text:span><text:span text:style-name="T68_13">und</text:span><text:span text:style-name="T68_14"><text:s/></text:span><text:span text:style-name="T68_15">in</text:span><text:span text:style-name="T68_16"><text:s/></text:span><text:span text:style-name="T68_17">unserem</text:span><text:span text:style-name="T68_18"><text:s/></text:span><text:span text:style-name="T68_19">Fall</text:span><text:span text:style-name="T68_20"><text:s/></text:span><text:span text:style-name="T68_21">das</text:span><text:span text:style-name="T68_22"><text:s/></text:span><text:span text:style-name="T68_23">Array</text:span><text:span text:style-name="T68_24"><text:s/></text:span><text:span text:style-name="T68_25">classes</text:span><text:span text:style-name="T68_26"><text:s/></text:span><text:span text:style-name="T68_27">gespeichert</text:span><text:span text:style-name="T68_28"><text:s/></text:span><text:span text:style-name="T68_29">werden</text:span><text:span text:style-name="T68_30">,<text:s/></text:span><text:span text:style-name="T68_31">was</text:span><text:span text:style-name="T68_32"><text:s/></text:span><text:span text:style-name="T68_33">relativ</text:span><text:span text:style-name="T68_34"><text:s/></text:span><text:span text:style-name="T68_35">trivial</text:span><text:span text:style-name="T68_36"><text:s/></text:span><text:span text:style-name="T68_37">sein</text:span><text:span text:style-name="T68_38"><text:s/></text:span><text:span text:style-name="T68_39">sollte</text:span><text:span text:style-name="T68_40">.<text:s/></text:span><text:span text:style-name="T68_41">Schwieriger</text:span><text:span text:style-name="T68_42"><text:s/></text:span><text:span text:style-name="T68_43">wird</text:span><text:span text:style-name="T68_44"><text:s/></text:span><text:span text:style-name="T68_45">es</text:span><text:span text:style-name="T68_46">,<text:s/></text:span><text:span text:style-name="T68_47">die</text:span><text:span text:style-name="T68_48"><text:s/></text:span><text:span text:style-name="T68_49">Methode</text:span><text:span text:style-name="T68_50"><text:s/></text:span><text:span text:style-name="T68_51">getfeatures</text:span><text:span text:style-name="T68_52"><text:s/></text:span><text:span text:style-name="T68_53">zu</text:span><text:span text:style-name="T68_54"><text:s/></text:span><text:span text:style-name="T68_55">speichern</text:span><text:span text:style-name="T68_56"><text:s/></text:span><text:span text:style-name="T68_57">und</text:span><text:span text:style-name="T68_58"><text:s/></text:span><text:span text:style-name="T68_59">zu</text:span><text:span text:style-name="T68_60"><text:s/></text:span><text:span text:style-name="T68_61">laden</text:span><text:span text:style-name="T68_62">.<text:s/></text:span><text:span text:style-name="T68_63">Allerdings</text:span><text:span text:style-name="T68_64"><text:s/></text:span><text:span text:style-name="T68_65">könnte</text:span><text:span text:style-name="T68_66"><text:s/></text:span><text:span text:style-name="T68_67">hier</text:span><text:span text:style-name="T68_68"><text:s/></text:span><text:span text:style-name="T68_69">eine</text:span><text:span text:style-name="T68_70"><text:s/></text:span><text:span text:style-name="T68_71">Factory</text:span><text:span text:style-name="T68_72"><text:s/></text:span><text:span text:style-name="T68_73">programmiert</text:span><text:span text:style-name="T68_74"><text:s/></text:span><text:span text:style-name="T68_75">werden</text:span><text:span text:style-name="T68_76">,<text:s/></text:span><text:span text:style-name="T68_77">die</text:span><text:span text:style-name="T68_78"><text:s/></text:span><text:span text:style-name="T68_79">für</text:span><text:span text:style-name="T68_80"><text:s/></text:span><text:span text:style-name="T68_81">ein</text:span><text:span text:style-name="T68_82"><text:s/></text:span><text:span text:style-name="T68_83">bestimmtes</text:span><text:span text:style-name="T68_84"><text:s/></text:span><text:span text:style-name="T68_85">Token</text:span><text:span text:style-name="T68_86"><text:s/></text:span><text:span text:style-name="T68_87">die</text:span><text:span text:style-name="T68_88"><text:s/></text:span><text:span text:style-name="T68_89">richtige</text:span><text:span text:style-name="T68_90"><text:s/></text:span><text:span text:style-name="T68_91">Funktion</text:span><text:span text:style-name="T68_92"><text:s/></text:span><text:span text:style-name="T68_93">erzeugt</text:span><text:span text:style-name="T68_94">.</text:span></text:p>
      <text:p text:style-name="P69"><text:span text:style-name="T69_1">Dies</text:span><text:span text:style-name="T69_2"><text:s/></text:span><text:span text:style-name="T69_3">kann</text:span><text:span text:style-name="T69_4"><text:s/></text:span><text:span text:style-name="T69_5">einfach</text:span><text:span text:style-name="T69_6"><text:s/></text:span><text:span text:style-name="T69_7">durch</text:span><text:span text:style-name="T69_8"><text:s/></text:span><text:span text:style-name="T69_9">die</text:span><text:span text:style-name="T69_10"><text:s/></text:span><text:span text:style-name="T69_11">Bibliothek</text:span><text:span text:style-name="T69_12"><text:s/></text:span><text:span text:style-name="T69_13">pickle</text:span><text:span text:style-name="T69_14"><text:note text:note-class="footnote"><text:note-citation/><text:note-body><text:p text:style-name="P70"><text:span text:style-name="T70_1"><text:s/></text:span><text:span text:style-name="T70_2">pickle</text:span><text:span text:style-name="T70_3"><text:s/>-<text:s/></text:span><text:span text:style-name="T70_4">Eine</text:span><text:span text:style-name="T70_5"><text:s/></text:span><text:span text:style-name="T70_6">Bibliothek</text:span><text:span text:style-name="T70_7"><text:s/></text:span><text:span text:style-name="T70_8">zum</text:span><text:span text:style-name="T70_9"><text:s/></text:span><text:span text:style-name="T70_10">Serialisieren</text:span><text:span text:style-name="T70_11"><text:s/></text:span><text:span text:style-name="T70_12">und</text:span><text:span text:style-name="T70_13"><text:s/></text:span><text:span text:style-name="T70_14">Deserialisieren</text:span><text:span text:style-name="T70_15"><text:s/></text:span><text:span text:style-name="T70_16">von</text:span><text:span text:style-name="T70_17"><text:s/></text:span><text:span text:style-name="T70_18">Python</text:span><text:span text:style-name="T70_19"><text:s/></text:span><text:span text:style-name="T70_20">Objekten</text:span><text:span text:style-name="T70_21">.<text:s/></text:span><text:span text:style-name="T70_22">Informationen</text:span><text:span text:style-name="T70_23"><text:s/></text:span><text:span text:style-name="T70_24">dazu</text:span><text:span text:style-name="T70_25"><text:s/></text:span><text:span text:style-name="T70_26">unter</text:span><text:span text:style-name="T70_27"><text:s/></text:span><text:span text:style-name="T70_28"><text:a xlink:type="simple" xlink:href="https://docs.python.org/2/library/pickle.html"><text:span text:style-name="T70_29">https</text:span></text:a></text:span><text:span text:style-name="T70_30"><text:a xlink:type="simple" xlink:href="https://docs.python.org/2/library/pickle.html"><text:span text:style-name="T70_31">://</text:span></text:a></text:span><text:span text:style-name="T70_32"><text:a xlink:type="simple" xlink:href="https://docs.python.org/2/library/pickle.html"><text:span text:style-name="T70_33">docs</text:span></text:a></text:span><text:span text:style-name="T70_34"><text:a xlink:type="simple" xlink:href="https://docs.python.org/2/library/pickle.html"><text:span text:style-name="T70_35">.</text:span></text:a></text:span><text:span text:style-name="T70_36"><text:a xlink:type="simple" xlink:href="https://docs.python.org/2/library/pickle.html"><text:span text:style-name="T70_37">python</text:span></text:a></text:span><text:span text:style-name="T70_38"><text:a xlink:type="simple" xlink:href="https://docs.python.org/2/library/pickle.html"><text:span text:style-name="T70_39">.</text:span></text:a></text:span><text:span text:style-name="T70_40"><text:a xlink:type="simple" xlink:href="https://docs.python.org/2/library/pickle.html"><text:span text:style-name="T70_41">org</text:span></text:a></text:span><text:span text:style-name="T70_42"><text:a xlink:type="simple" xlink:href="https://docs.python.org/2/library/pickle.html"><text:span text:style-name="T70_43">/2/</text:span></text:a></text:span><text:span text:style-name="T70_44"><text:a xlink:type="simple" xlink:href="https://docs.python.org/2/library/pickle.html"><text:span text:style-name="T70_45">library</text:span></text:a></text:span><text:span text:style-name="T70_46"><text:a xlink:type="simple" xlink:href="https://docs.python.org/2/library/pickle.html"><text:span text:style-name="T70_47">/</text:span></text:a></text:span><text:span text:style-name="T70_48"><text:a xlink:type="simple" xlink:href="https://docs.python.org/2/library/pickle.html"><text:span text:style-name="T70_49">pickle</text:span></text:a></text:span><text:span text:style-name="T70_50"><text:a xlink:type="simple" xlink:href="https://docs.python.org/2/library/pickle.html"><text:span text:style-name="T70_51">.</text:span></text:a></text:span><text:span text:style-name="T70_52"><text:a xlink:type="simple" xlink:href="https://docs.python.org/2/library/pickle.html"><text:span text:style-name="T70_53">html</text:span></text:a></text:span></text:p></text:note-body></text:note></text:span><text:span text:style-name="T70_54"><text:s/></text:span><text:span text:style-name="T70_55">realisiert</text:span><text:span text:style-name="T70_56"><text:s/></text:span><text:span text:style-name="T70_57">werden</text:span><text:span text:style-name="T70_58">,<text:s/></text:span><text:span text:style-name="T70_59">die</text:span><text:span text:style-name="T70_60"><text:s/></text:span><text:span text:style-name="T70_61">das</text:span><text:span text:style-name="T70_62"><text:s/></text:span><text:span text:style-name="T70_63">komplette</text:span><text:span text:style-name="T70_64"><text:s/></text:span><text:span text:style-name="T70_65">Classifier</text:span><text:span text:style-name="T70_66">-</text:span><text:span text:style-name="T70_67">Objekt</text:span><text:span text:style-name="T70_68"><text:s/></text:span><text:span text:style-name="T70_69">inklusive</text:span><text:span text:style-name="T70_70"><text:s/></text:span><text:span text:style-name="T70_71">Funktionen</text:span><text:span text:style-name="T70_72"><text:s/></text:span><text:span text:style-name="T70_73">serialisieren</text:span><text:span text:style-name="T70_74"><text:s/></text:span><text:span text:style-name="T70_75">und</text:span><text:span text:style-name="T70_76"><text:s/></text:span><text:span text:style-name="T70_77">deserialisieren</text:span><text:span text:style-name="T70_78"><text:s/></text:span><text:span text:style-name="T70_79">kann</text:span><text:span text:style-name="T70_80">,<text:s/></text:span><text:span text:style-name="T70_81">was</text:span><text:span text:style-name="T70_82"><text:s/></text:span><text:span text:style-name="T70_83">wir</text:span><text:span text:style-name="T70_84"><text:s/></text:span><text:span text:style-name="T70_85">auch</text:span><text:span text:style-name="T70_86"><text:s/></text:span><text:span text:style-name="T70_87">testweise</text:span><text:span text:style-name="T70_88"><text:s/></text:span><text:span text:style-name="T70_89">implementiert</text:span><text:span text:style-name="T70_90"><text:s/></text:span><text:span text:style-name="T70_91">haben</text:span><text:span text:style-name="T70_92">.</text:span></text:p>
      <text:p text:style-name="P71"/>
      <text:p text:style-name="P72"><text:span text:style-name="T72_1">Wenn</text:span><text:span text:style-name="T72_2"><text:s/></text:span><text:span text:style-name="T72_3">der</text:span><text:span text:style-name="T72_4"><text:s/></text:span><text:span text:style-name="T72_5">Classifier</text:span><text:span text:style-name="T72_6"><text:s/></text:span><text:span text:style-name="T72_7">nicht</text:span><text:span text:style-name="T72_8"><text:s/></text:span><text:span text:style-name="T72_9">direkt</text:span><text:span text:style-name="T72_10"><text:s/></text:span><text:span text:style-name="T72_11">gespeichert</text:span><text:span text:style-name="T72_12"><text:s/></text:span><text:span text:style-name="T72_13">werden</text:span><text:span text:style-name="T72_14"><text:s/></text:span><text:span text:style-name="T72_15">kann</text:span><text:span text:style-name="T72_16"><text:s/></text:span><text:span text:style-name="T72_17">und</text:span><text:span text:style-name="T72_18"><text:s/></text:span><text:span text:style-name="T72_19">keine</text:span><text:span text:style-name="T72_20"><text:s/></text:span><text:span text:style-name="T72_21">Datenbank</text:span><text:span text:style-name="T72_22"><text:s/></text:span><text:span text:style-name="T72_23">zur</text:span><text:span text:style-name="T72_24"><text:s/></text:span><text:span text:style-name="T72_25">Verfügung</text:span><text:span text:style-name="T72_26"><text:s/></text:span><text:span text:style-name="T72_27">steht</text:span><text:span text:style-name="T72_28">,<text:s/></text:span><text:span text:style-name="T72_29">sollten</text:span><text:span text:style-name="T72_30"><text:s/></text:span><text:span text:style-name="T72_31">zumindest</text:span><text:span text:style-name="T72_32"><text:s/></text:span><text:span text:style-name="T72_33">die</text:span><text:span text:style-name="T72_34"><text:s/></text:span><text:span text:style-name="T72_35">einzelnen</text:span><text:span text:style-name="T72_36"><text:s/></text:span><text:span text:style-name="T72_37">RSS</text:span><text:span text:style-name="T72_38">-</text:span><text:span text:style-name="T72_39">Feeds</text:span><text:span text:style-name="T72_40"><text:s/>(</text:span><text:span text:style-name="T72_41">zum</text:span><text:span text:style-name="T72_42"><text:s/></text:span><text:span text:style-name="T72_43">Beispiel</text:span><text:span text:style-name="T72_44"><text:s/></text:span><text:span text:style-name="T72_45">in</text:span><text:span text:style-name="T72_46"><text:s/></text:span><text:span text:style-name="T72_47">Text</text:span><text:span text:style-name="T72_48">-</text:span><text:span text:style-name="T72_49">Dateien</text:span><text:span text:style-name="T72_50">)<text:s/></text:span><text:span text:style-name="T72_51">gespeichert</text:span><text:span text:style-name="T72_52"><text:s/></text:span><text:span text:style-name="T72_53">werden</text:span><text:span text:style-name="T72_54">,<text:s/></text:span><text:span text:style-name="T72_55">damit</text:span><text:span text:style-name="T72_56"><text:s/></text:span><text:span text:style-name="T72_57">nicht</text:span><text:span text:style-name="T72_58"><text:s/></text:span><text:span text:style-name="T72_59">ständig</text:span><text:span text:style-name="T72_60"><text:s/></text:span><text:span text:style-name="T72_61">auf</text:span><text:span text:style-name="T72_62"><text:s/></text:span><text:span text:style-name="T72_63">die</text:span><text:span text:style-name="T72_64"><text:s/></text:span><text:span text:style-name="T72_65">Webserver</text:span><text:span text:style-name="T72_66"><text:s/></text:span><text:span text:style-name="T72_67">zugegriffen</text:span><text:span text:style-name="T72_68"><text:s/></text:span><text:span text:style-name="T72_69">wird</text:span><text:span text:style-name="T72_70">.</text:span></text:p>
      <text:p text:style-name="P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1155cc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3d85c6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